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F000000856DF6CB09F71A9913.png" manifest:media-type="image/png"/>
  <manifest:file-entry manifest:full-path="Pictures/100002010000019F00000085C435CBA1A98DB488.png" manifest:media-type="image/png"/>
  <manifest:file-entry manifest:full-path="Pictures/100002010000019F000000854D723EB344866083.png" manifest:media-type="image/png"/>
  <manifest:file-entry manifest:full-path="Pictures/100002010000019F0000008566B72796D9FD45C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Monospace1" svg:font-family="Monospace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5.498cm" table:align="left" style:writing-mode="lr-tb"/>
    </style:style>
    <style:style style:name="Tabelle1.A" style:family="table-column">
      <style:table-column-properties style:column-width="4.142cm"/>
    </style:style>
    <style:style style:name="Tabelle1.B" style:family="table-column">
      <style:table-column-properties style:column-width="11.356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="0cm" fo:border="none" style:writing-mode="lr-tb"/>
    </style:style>
    <style:style style:name="Tabelle15" style:family="table">
      <style:table-properties style:width="15.49cm" table:align="left" style:writing-mode="lr-tb"/>
    </style:style>
    <style:style style:name="Tabelle15.A" style:family="table-column">
      <style:table-column-properties style:column-width="1.956cm"/>
    </style:style>
    <style:style style:name="Tabelle15.B" style:family="table-column">
      <style:table-column-properties style:column-width="2.166cm"/>
    </style:style>
    <style:style style:name="Tabelle15.C" style:family="table-column">
      <style:table-column-properties style:column-width="8.169cm"/>
    </style:style>
    <style:style style:name="Tabelle15.D" style:family="table-column">
      <style:table-column-properties style:column-width="3.2cm"/>
    </style:style>
    <style:style style:name="Tabelle15.1" style:family="table-row">
      <style:table-row-properties fo:keep-together="always"/>
    </style:style>
    <style:style style:name="Tabelle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le15.D1" style:family="table-cell">
      <style:table-cell-properties style:vertical-align="top" fo:padding="0.097cm" fo:border="0.05pt solid #000000" style:writing-mode="lr-tb"/>
    </style:style>
    <style:style style:name="Tabelle15.A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2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6" style:family="table">
      <style:table-properties style:width="15.46cm" table:align="left" style:writing-mode="lr-tb"/>
    </style:style>
    <style:style style:name="Tabelle16.A" style:family="table-column">
      <style:table-column-properties style:column-width="4.373cm"/>
    </style:style>
    <style:style style:name="Tabelle16.B" style:family="table-column">
      <style:table-column-properties style:column-width="4.461cm"/>
    </style:style>
    <style:style style:name="Tabelle16.C" style:family="table-column">
      <style:table-column-properties style:column-width="6.627cm"/>
    </style:style>
    <style:style style:name="Tabelle16.1" style:family="table-row">
      <style:table-row-properties fo:keep-together="always"/>
    </style:style>
    <style:style style:name="Tabelle1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le16.C1" style:family="table-cell">
      <style:table-cell-properties style:vertical-align="top" fo:padding="0.097cm" fo:border="0.05pt solid #000000" style:writing-mode="lr-tb"/>
    </style:style>
    <style:style style:name="Tabelle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5.46cm" table:align="left" style:writing-mode="lr-tb"/>
    </style:style>
    <style:style style:name="Tabelle4.A" style:family="table-column">
      <style:table-column-properties style:column-width="3.226cm"/>
    </style:style>
    <style:style style:name="Tabelle4.B" style:family="table-column">
      <style:table-column-properties style:column-width="3.614cm"/>
    </style:style>
    <style:style style:name="Tabelle4.C" style:family="table-column">
      <style:table-column-properties style:column-width="3.397cm"/>
    </style:style>
    <style:style style:name="Tabelle4.D" style:family="table-column">
      <style:table-column-properties style:column-width="5.223cm"/>
    </style:style>
    <style:style style:name="Tabelle4.1" style:family="table-row">
      <style:table-row-properties fo:keep-together="always"/>
    </style:style>
    <style:style style:name="Tabelle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le4.D1" style:family="table-cell">
      <style:table-cell-properties style:vertical-align="top" fo:padding="0.097cm" fo:border="0.05pt solid #000000" style:writing-mode="lr-tb"/>
    </style:style>
    <style:style style:name="Tabelle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6" style:family="table">
      <style:table-properties style:width="15.499cm" table:align="margins" style:writing-mode="lr-tb"/>
    </style:style>
    <style:style style:name="Tabelle6.A" style:family="table-column">
      <style:table-column-properties style:column-width="4.124cm" style:rel-column-width="17437*"/>
    </style:style>
    <style:style style:name="Tabelle6.B" style:family="table-column">
      <style:table-column-properties style:column-width="11.375cm" style:rel-column-width="4809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498cm" table:align="left" style:may-break-between-rows="true" style:writing-mode="lr-tb"/>
    </style:style>
    <style:style style:name="Tabelle3.A" style:family="table-column">
      <style:table-column-properties style:column-width="7.408cm"/>
    </style:style>
    <style:style style:name="Tabelle3.B" style:family="table-column">
      <style:table-column-properties style:column-width="8.089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49cm" fo:border="0.05pt solid #000000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5.498cm" table:align="left" style:may-break-between-rows="true" style:writing-mode="lr-tb"/>
    </style:style>
    <style:style style:name="Tabelle7.A" style:family="table-column">
      <style:table-column-properties style:column-width="7.408cm"/>
    </style:style>
    <style:style style:name="Tabelle7.B" style:family="table-column">
      <style:table-column-properties style:column-width="8.089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49cm" fo:border="0.05pt solid #000000">
        <style:background-image/>
      </style:table-cell-properties>
    </style:style>
    <style:style style:name="Tabelle7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7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15.498cm" table:align="left" style:may-break-between-rows="true" style:writing-mode="lr-tb"/>
    </style:style>
    <style:style style:name="Tabelle8.A" style:family="table-column">
      <style:table-column-properties style:column-width="7.408cm"/>
    </style:style>
    <style:style style:name="Tabelle8.B" style:family="table-column">
      <style:table-column-properties style:column-width="8.089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49cm" fo:border="0.05pt solid #000000">
        <style:background-image/>
      </style:table-cell-properties>
    </style:style>
    <style:style style:name="Tabelle8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</style:style>
    <style:style style:name="P2" style:family="paragraph" style:parent-style-name="Footer">
      <style:paragraph-properties fo:margin-top="0cm" fo:margin-bottom="0cm" loext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margin-top="0cm" fo:margin-bottom="0cm" loext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officeooo:paragraph-rsid="0019d947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keep-together="always" style:snap-to-layout-gri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keep-together="always" style:snap-to-layout-grid="false"/>
      <style:text-properties style:use-window-font-color="true" fo:font-size="10pt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keep-together="always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8pt" style:language-complex="de" style:country-complex="DE"/>
    </style:style>
    <style:style style:name="P7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8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paragraph-rsid="00080284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9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080284" officeooo:paragraph-rsid="00080284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0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098e98" officeooo:paragraph-rsid="00098e98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1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2f819" officeooo:paragraph-rsid="0032f819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2" style:family="paragraph" style:parent-style-name="Table_20_Contents">
      <style:paragraph-properties fo:margin-top="0cm" fo:margin-bottom="0cm" loext:contextual-spacing="false" style:line-height-at-least="0.176cm" fo:text-align="start" style:justify-single-word="false" text:number-lines="false" text:line-number="0" style:snap-to-layout-grid="false"/>
      <style:text-properties officeooo:paragraph-rsid="0007463f"/>
    </style:style>
    <style:style style:name="P13" style:family="paragraph" style:parent-style-name="Standard">
      <style:text-properties style:use-window-font-color="true" fo:font-size="14pt" style:font-name-asian="HG Mincho Light J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P14" style:family="paragraph" style:parent-style-name="Standard">
      <style:text-properties style:use-window-font-color="true" fo:font-size="10pt" fo:font-weight="normal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15" style:family="paragraph" style:parent-style-name="Standard"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16" style:family="paragraph" style:parent-style-name="Standard"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17" style:family="paragraph" style:parent-style-name="Standard">
      <style:text-properties style:text-position="sub 58%"/>
    </style:style>
    <style:style style:name="P18" style:family="paragraph" style:parent-style-name="Standard">
      <style:text-properties style:language-asian="de" style:country-asian="DE" style:language-complex="de" style:country-complex="DE"/>
    </style:style>
    <style:style style:name="P19" style:family="paragraph" style:parent-style-name="Standard">
      <style:paragraph-properties fo:text-align="justify" style:justify-single-word="false" fo:orphans="0" fo:widows="0" fo:hyphenation-ladder-count="no-limit" style:text-autospace="ideograph-alpha" style:punctuation-wrap="hanging" style:line-break="strict"/>
      <style:text-properties style:language-asian="de" style:country-asian="DE" style:language-complex="de" style:country-complex="DE" fo:hyphenate="false" fo:hyphenation-remain-char-count="2" fo:hyphenation-push-char-count="2"/>
    </style:style>
    <style:style style:name="P20" style:family="paragraph" style:parent-style-name="Standard">
      <style:text-properties style:text-position="0% 100%"/>
    </style:style>
    <style:style style:name="P21" style:family="paragraph" style:parent-style-name="Table_20_Heading">
      <style:paragraph-properties style:snap-to-layout-grid="false"/>
      <style:text-properties style:use-window-font-color="true" fo:font-size="8pt" fo:font-style="normal" fo:font-weight="bold" style:font-name-asian="Bitstream Vera Sans3" style:font-size-asian="8pt" style:language-asian="de" style:country-asian="DE" style:font-style-asian="normal" style:font-weight-asian="bold" style:font-name-complex="Tahoma" style:font-size-complex="12pt" style:language-complex="de" style:country-complex="DE" style:font-style-complex="italic" style:font-weight-complex="bold"/>
    </style:style>
    <style:style style:name="P22" style:family="paragraph" style:parent-style-name="Überschrift_20_Vorspann">
      <style:paragraph-properties fo:margin-top="1cm" fo:margin-bottom="0cm" loext:contextual-spacing="false" fo:break-before="page"/>
      <style:text-properties style:use-window-font-color="true" fo:font-size="16pt" fo:font-weight="bold" fo:background-color="transparent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rsid="00098e98" officeooo:paragraph-rsid="00098e98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style:line-height-at-least="0.176cm" fo:text-align="start" style:justify-single-word="false" fo:text-indent="0cm" style:auto-text-indent="false" text:number-lines="false" text:line-number="0" style:snap-to-layout-grid="false"/>
      <style:text-properties style:use-window-font-color="true" fo:font-size="8pt" officeooo:rsid="00098e98" officeooo:paragraph-rsid="00098e98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rsid="000b8618" officeooo:paragraph-rsid="000b8618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Bitstream Vera Sans1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Bitstream Vera Sans1" fo:font-size="8pt" fo:font-style="normal" officeooo:rsid="002f8078" officeooo:paragraph-rsid="002f8078" style:font-name-asian="Monospace" style:font-size-asian="8pt" style:font-style-asian="normal" style:font-name-complex="Monospace" style:font-size-complex="8pt" style:font-style-complex="normal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Bitstream Vera Sans1" fo:font-size="8pt" style:text-underline-style="none" style:font-name-asian="Monospace" style:font-size-asian="8pt" style:font-name-complex="Monospace" style:font-size-complex="8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32" style:family="paragraph" style:parent-style-name="Standard">
      <style:paragraph-properties fo:margin-top="0cm" fo:margin-bottom="0.247cm" loext:contextual-spacing="false" fo:text-align="justify" style:justify-single-word="false"/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33" style:family="paragraph" style:parent-style-name="Table_20_Contents">
      <style:text-properties officeooo:paragraph-rsid="001bbeb6"/>
    </style:style>
    <style:style style:name="P34" style:family="paragraph" style:parent-style-name="Table_20_Contents">
      <style:text-properties officeooo:rsid="0020cbd4" officeooo:paragraph-rsid="0020cbd4"/>
    </style:style>
    <style:style style:name="P35" style:family="paragraph" style:parent-style-name="Table_20_Contents">
      <style:text-properties officeooo:rsid="001caf32" officeooo:paragraph-rsid="001caf32"/>
    </style:style>
    <style:style style:name="P36" style:family="paragraph" style:parent-style-name="Table_20_Contents">
      <style:text-properties officeooo:rsid="001caf32" officeooo:paragraph-rsid="0020cbd4"/>
    </style:style>
    <style:style style:name="P37" style:family="paragraph" style:parent-style-name="Table_20_Contents">
      <style:text-properties officeooo:rsid="001caf32" officeooo:paragraph-rsid="001d9280"/>
    </style:style>
    <style:style style:name="P38" style:family="paragraph" style:parent-style-name="Table_20_Contents">
      <style:text-properties officeooo:rsid="001caf32" officeooo:paragraph-rsid="0023bc06"/>
    </style:style>
    <style:style style:name="P39" style:family="paragraph" style:parent-style-name="Table_20_Contents">
      <style:text-properties officeooo:paragraph-rsid="0020cbd4"/>
    </style:style>
    <style:style style:name="P40" style:family="paragraph" style:parent-style-name="Table_20_Contents">
      <style:text-properties officeooo:rsid="001f1007" officeooo:paragraph-rsid="001f1007"/>
    </style:style>
    <style:style style:name="P41" style:family="paragraph" style:parent-style-name="Table_20_Contents">
      <style:text-properties officeooo:rsid="001f1007" officeooo:paragraph-rsid="00228310"/>
    </style:style>
    <style:style style:name="P42" style:family="paragraph" style:parent-style-name="Table_20_Contents">
      <style:text-properties officeooo:rsid="00228310" officeooo:paragraph-rsid="00228310"/>
    </style:style>
    <style:style style:name="P43" style:family="paragraph" style:parent-style-name="Table_20_Contents">
      <style:text-properties officeooo:rsid="0023bc06" officeooo:paragraph-rsid="0023bc06"/>
    </style:style>
    <style:style style:name="P44" style:family="paragraph" style:parent-style-name="Table_20_Contents">
      <style:text-properties officeooo:rsid="0024a19c" officeooo:paragraph-rsid="0024a19c"/>
    </style:style>
    <style:style style:name="P45" style:family="paragraph" style:parent-style-name="Table_20_Contents">
      <style:text-properties officeooo:rsid="00264d12" officeooo:paragraph-rsid="00264d12"/>
    </style:style>
    <style:style style:name="P46" style:family="paragraph" style:parent-style-name="Table_20_Contents">
      <style:text-properties officeooo:rsid="0027828d" officeooo:paragraph-rsid="0027828d"/>
    </style:style>
    <style:style style:name="P47" style:family="paragraph" style:parent-style-name="Table_20_Contents">
      <style:text-properties officeooo:rsid="00291fc2" officeooo:paragraph-rsid="00291fc2"/>
    </style:style>
    <style:style style:name="P48" style:family="paragraph" style:parent-style-name="Table_20_Contents">
      <style:text-properties officeooo:rsid="002ad0af" officeooo:paragraph-rsid="002ad0af"/>
    </style:style>
    <style:style style:name="P49" style:family="paragraph" style:parent-style-name="Contents_20_1">
      <style:paragraph-properties>
        <style:tab-stops>
          <style:tab-stop style:position="0.499cm"/>
          <style:tab-stop style:position="15.49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0.499cm"/>
          <style:tab-stop style:position="1.3cm"/>
          <style:tab-stop style:position="15.499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0.75cm"/>
          <style:tab-stop style:position="1.799cm"/>
          <style:tab-stop style:position="15.499cm" style:type="right" style:leader-style="dotted" style:leader-text="."/>
        </style:tab-stops>
      </style:paragraph-properties>
    </style:style>
    <style:style style:name="P52" style:family="paragraph" style:parent-style-name="Heading_20_3">
      <style:text-properties style:language-asian="de" style:country-asian="DE" style:language-complex="de" style:country-complex="DE"/>
    </style:style>
    <style:style style:name="P53" style:family="paragraph" style:parent-style-name="Heading_20_3" style:list-style-name="">
      <style:paragraph-properties fo:text-align="justify" style:justify-single-word="false" fo:keep-together="auto" fo:orphans="0" fo:widows="0" fo:hyphenation-ladder-count="no-limit" style:text-autospace="ideograph-alpha" style:punctuation-wrap="hanging" style:line-break="strict"/>
      <style:text-properties style:language-asian="de" style:country-asian="DE" style:language-complex="de" style:country-complex="DE" fo:hyphenate="false" fo:hyphenation-remain-char-count="2" fo:hyphenation-push-char-count="2"/>
    </style:style>
    <style:style style:name="P54" style:family="paragraph" style:parent-style-name="Heading_20_3" style:list-style-name="">
      <style:paragraph-properties fo:text-align="justify" style:justify-single-word="false" fo:keep-together="auto" fo:orphans="0" fo:widows="0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P55" style:family="paragraph" style:parent-style-name="Heading_20_2"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56" style:family="paragraph" style:parent-style-name="Heading_20_2">
      <style:text-properties fo:background-color="transparent"/>
    </style:style>
    <style:style style:name="P57" style:family="paragraph" style:parent-style-name="Heading_20_1"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58" style:family="paragraph" style:parent-style-name="Heading_20_1" style:master-page-name="Konvert_20_4">
      <style:paragraph-properties fo:margin-top="1cm" fo:margin-bottom="2cm" loext:contextual-spacing="false" fo:text-align="start" style:justify-single-word="false" style:page-number="auto">
        <style:tab-stops>
          <style:tab-stop style:position="0.499cm"/>
        </style:tab-stops>
      </style:paragraph-properties>
      <style:text-properties style:use-window-font-color="true" fo:font-size="16pt" fo:font-weight="bold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59" style:family="paragraph" style:parent-style-name="Heading_20_1">
      <style:paragraph-properties fo:break-before="page"/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60" style:family="paragraph" style:parent-style-name="Standard" style:list-style-name="L2"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61" style:family="paragraph" style:parent-style-name="Standard" style:list-style-name="L3">
      <style:text-properties style:use-window-font-color="true" fo:font-size="10pt" fo:font-weight="normal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2" style:family="paragraph" style:parent-style-name="Standard" style:list-style-name="L4">
      <style:text-properties style:use-window-font-color="true" fo:font-size="10pt" fo:font-weight="normal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3" style:family="paragraph" style:parent-style-name="Standard" style:list-style-name="L4">
      <style:text-properties style:use-window-font-color="true" fo:font-size="10pt" fo:font-weight="normal" officeooo:paragraph-rsid="0010c221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4" style:family="paragraph" style:parent-style-name="Standard" style:list-style-name="L4">
      <style:text-properties style:use-window-font-color="true" fo:font-size="10pt" fo:font-weight="normal" officeooo:paragraph-rsid="0013d09f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5" style:family="paragraph" style:parent-style-name="Standard" style:list-style-name="L4">
      <style:text-properties style:use-window-font-color="true" fo:font-size="10pt" fo:font-weight="normal" officeooo:paragraph-rsid="0013fc9f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6" style:family="paragraph" style:parent-style-name="Standard" style:list-style-name="L4">
      <style:text-properties style:use-window-font-color="true" fo:font-size="10pt" fo:font-weight="normal" officeooo:paragraph-rsid="00167d5a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7" style:family="paragraph" style:parent-style-name="Standard" style:list-style-name="L4">
      <style:text-properties style:use-window-font-color="true" fo:font-size="10pt" fo:font-weight="normal" officeooo:paragraph-rsid="00109b1e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8" style:family="paragraph" style:parent-style-name="Standard">
      <style:text-properties style:use-window-font-color="true" fo:font-size="10pt" fo:font-weight="normal" officeooo:paragraph-rsid="0036f0d8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69" style:family="paragraph" style:parent-style-name="Standard">
      <style:text-properties style:use-window-font-color="true" fo:font-size="10pt" fo:font-weight="bold" officeooo:rsid="0036f0d8" officeooo:paragraph-rsid="0036f0d8" fo:background-color="transparent" style:font-name-asian="HG Mincho Light J" style:font-size-asian="10pt" style:language-asian="de" style:country-asian="DE" style:font-weight-asian="bold" style:font-name-complex="Tahoma" style:font-size-complex="10pt" style:language-complex="de" style:country-complex="DE" style:font-weight-complex="bold"/>
    </style:style>
    <style:style style:name="P70" style:family="paragraph" style:parent-style-name="Standard">
      <style:text-properties style:use-window-font-color="true" fo:font-size="10pt" fo:font-weight="bold" officeooo:rsid="0036f0d8" officeooo:paragraph-rsid="0038b847" fo:background-color="transparent" style:font-name-asian="HG Mincho Light J" style:font-size-asian="10pt" style:language-asian="de" style:country-asian="DE" style:font-weight-asian="bold" style:font-name-complex="Tahoma" style:font-size-complex="10pt" style:language-complex="de" style:country-complex="DE" style:font-weight-complex="bold"/>
    </style:style>
    <style:style style:name="P71" style:family="paragraph" style:parent-style-name="Standard" style:list-style-name="L2">
      <style:text-properties fo:background-color="transparent"/>
    </style:style>
    <style:style style:name="P72" style:family="paragraph" style:parent-style-name="Standard" style:list-style-name="L5"/>
    <style:style style:name="P73" style:family="paragraph" style:parent-style-name="Standard" style:list-style-name="L6">
      <style:text-properties style:language-asian="de" style:country-asian="DE" style:language-complex="de" style:country-complex="DE"/>
    </style:style>
    <style:style style:name="P74" style:family="paragraph" style:parent-style-name="Standard" style:list-style-name="L6">
      <style:text-properties officeooo:paragraph-rsid="003a8775" style:language-asian="de" style:country-asian="DE" style:language-complex="de" style:country-complex="DE"/>
    </style:style>
    <style:style style:name="P75" style:family="paragraph" style:parent-style-name="Standard" style:list-style-name="L6">
      <style:paragraph-properties fo:text-align="justify" style:justify-single-word="false" fo:orphans="0" fo:widows="0" fo:hyphenation-ladder-count="no-limit" style:text-autospace="ideograph-alpha" style:punctuation-wrap="hanging" style:line-break="strict"/>
      <style:text-properties style:language-asian="de" style:country-asian="DE" style:language-complex="de" style:country-complex="DE" fo:hyphenate="false" fo:hyphenation-remain-char-count="2" fo:hyphenation-push-char-count="2"/>
    </style:style>
    <style:style style:name="P76" style:family="paragraph" style:parent-style-name="Standard" style:list-style-name="L1">
      <style:paragraph-properties fo:margin-top="0cm" fo:margin-bottom="0.247cm" loext:contextual-spacing="false" fo:text-align="justify" style:justify-single-word="false"/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77" style:family="paragraph" style:parent-style-name="Heading_20_4">
      <style:paragraph-properties fo:margin-top="0.423cm" fo:margin-bottom="0.212cm" loext:contextual-spacing="false" fo:text-align="justify" style:justify-single-word="false" fo:keep-together="always" fo:keep-with-next="always">
        <style:tab-stops>
          <style:tab-stop style:position="1.799cm"/>
        </style:tab-stops>
      </style:paragraph-properties>
      <style:text-properties style:use-window-font-color="true" fo:font-size="10.5pt" style:font-name-asian="HG Mincho Light J" style:font-size-asian="10.5pt" style:language-asian="de" style:country-asian="DE" style:font-name-complex="Tahoma" style:font-size-complex="10.5pt" style:language-complex="de" style:country-complex="DE"/>
    </style:style>
    <style:style style:name="P78" style:family="paragraph" style:parent-style-name="Table_20_Contents" style:list-style-name="L4">
      <style:text-properties style:use-window-font-color="true" fo:font-size="10pt" fo:font-weight="normal" officeooo:paragraph-rsid="0033727a" fo:background-color="transparent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P79" style:family="paragraph" style:parent-style-name="Table_20_Contents">
      <style:text-properties officeooo:rsid="001bbeb6" officeooo:paragraph-rsid="001f1a08"/>
    </style:style>
    <style:style style:name="P80" style:family="paragraph" style:parent-style-name="Table_20_Contents" style:list-style-name="L7"/>
    <style:style style:name="P81" style:family="paragraph" style:parent-style-name="Table_20_Contents" style:list-style-name="L8">
      <style:paragraph-properties fo:text-align="start" style:justify-single-word="false"/>
      <style:text-properties officeooo:rsid="002f8078" officeooo:paragraph-rsid="002f8078"/>
    </style:style>
    <style:style style:name="P82" style:family="paragraph" style:parent-style-name="Table_20_Contents" style:list-style-name="L8">
      <style:paragraph-properties fo:text-align="start" style:justify-single-word="false"/>
      <style:text-properties fo:color="#000000" style:font-name="Bitstream Vera Sans1" fo:font-size="8pt" style:text-underline-style="none" officeooo:rsid="002f8078" officeooo:paragraph-rsid="002f8078" style:font-name-asian="Monospace" style:font-size-asian="8pt" style:font-name-complex="Monospace" style:font-size-complex="8pt"/>
    </style:style>
    <style:style style:name="P83" style:family="paragraph" style:parent-style-name="Table_20_Contents" style:list-style-name="L9">
      <style:paragraph-properties fo:text-align="start" style:justify-single-word="false" style:text-autospace="non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4" style:family="paragraph" style:parent-style-name="Table_20_Contents" style:list-style-name="L10">
      <style:paragraph-properties fo:text-align="start" style:justify-single-word="false" style:text-autospace="non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5" style:family="paragraph" style:parent-style-name="Table_20_Contents" style:list-style-name="L11">
      <style:paragraph-properties fo:text-align="start" style:justify-single-word="false" style:text-autospace="non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6" style:family="paragraph" style:parent-style-name="Table_20_Contents" style:list-style-name="L12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7" style:family="paragraph" style:parent-style-name="Table_20_Contents" style:list-style-name="L13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8" style:family="paragraph" style:parent-style-name="Table_20_Contents" style:list-style-name="L14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89" style:family="paragraph" style:parent-style-name="Table_20_Contents" style:list-style-name="L15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90" style:family="paragraph" style:parent-style-name="Table_20_Contents" style:list-style-name="L16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91" style:family="paragraph" style:parent-style-name="Table_20_Contents" style:list-style-name="L17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92" style:family="paragraph" style:parent-style-name="Table_20_Contents" style:list-style-name="L18">
      <style:paragraph-properties fo:text-align="start" style:justify-single-word="false"/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P93" style:family="paragraph" style:parent-style-name="Table_20_Contents" style:list-style-name="L13">
      <style:paragraph-properties fo:text-align="start" style:justify-single-word="false"/>
    </style:style>
    <style:style style:name="P94" style:family="paragraph" style:parent-style-name="Table_20_Contents" style:list-style-name="L14">
      <style:paragraph-properties fo:text-align="start" style:justify-single-word="false"/>
    </style:style>
    <style:style style:name="P95" style:family="paragraph" style:parent-style-name="Table_20_Contents" style:list-style-name="L15">
      <style:paragraph-properties fo:text-align="start" style:justify-single-word="false"/>
    </style:style>
    <style:style style:name="P96" style:family="paragraph" style:parent-style-name="Table_20_Contents" style:list-style-name="L16">
      <style:paragraph-properties fo:text-align="start" style:justify-single-word="false"/>
    </style:style>
    <style:style style:name="P97" style:family="paragraph" style:parent-style-name="Table_20_Contents" style:list-style-name="L17">
      <style:paragraph-properties fo:text-align="start" style:justify-single-word="false"/>
    </style:style>
    <style:style style:name="P98" style:family="paragraph" style:parent-style-name="Table_20_Contents" style:list-style-name="L18">
      <style:paragraph-properties fo:text-align="start" style:justify-single-word="false"/>
    </style:style>
    <style:style style:name="P99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T2" style:family="text">
      <style:text-properties style:use-window-font-color="true" fo:font-size="10pt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T3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T4" style:family="text">
      <style:text-properties style:use-window-font-color="true" fo:language="de" fo:country="DE" officeooo:rsid="00077fc5" style:font-name-asian="Bitstream Vera Sans3" style:language-asian="de" style:country-asian="DE" style:font-name-complex="Tahoma" style:language-complex="de" style:country-complex="DE"/>
    </style:style>
    <style:style style:name="T5" style:family="text">
      <style:text-properties style:use-window-font-color="true" fo:language="de" fo:country="DE" officeooo:rsid="0034f940" style:font-name-asian="Bitstream Vera Sans3" style:language-asian="de" style:country-asian="DE" style:font-name-complex="Tahoma" style:language-complex="de" style:country-complex="DE"/>
    </style:style>
    <style:style style:name="T6" style:family="text">
      <style:text-properties style:use-window-font-color="true" style:text-position="super 58%" fo:font-size="10pt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T7" style:family="text">
      <style:text-properties style:use-window-font-color="true" style:font-name-asian="HG Mincho Light J" style:language-asian="de" style:country-asian="DE" style:font-name-complex="Tahoma" style:language-complex="de" style:country-complex="DE"/>
    </style:style>
    <style:style style:name="T8" style:family="text">
      <style:text-properties style:use-window-font-color="true" fo:font-weight="bold" style:font-name-asian="HG Mincho Light J" style:language-asian="de" style:country-asian="DE" style:font-weight-asian="bold" style:font-name-complex="Tahoma" style:language-complex="de" style:country-complex="DE" style:font-weight-complex="bold"/>
    </style:style>
    <style:style style:name="T9" style:family="text">
      <style:text-properties style:use-window-font-color="true" fo:font-size="14pt" style:font-name-asian="Bitstream Vera Sans3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T10" style:family="text">
      <style:text-properties style:use-window-font-color="true" fo:font-size="14pt" officeooo:rsid="001b62bd" style:font-name-asian="Bitstream Vera Sans3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T11" style:family="text">
      <style:text-properties style:use-window-font-color="true" fo:font-size="14pt" officeooo:rsid="00321601" style:font-name-asian="Bitstream Vera Sans3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T12" style:family="text">
      <style:text-properties style:use-window-font-color="true" style:font-name-asian="Bitstream Vera Sans3" style:language-asian="de" style:country-asian="DE" style:font-name-complex="Tahoma" style:language-complex="de" style:country-complex="DE"/>
    </style:style>
    <style:style style:name="T13" style:family="text"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T14" style:family="text">
      <style:text-properties style:use-window-font-color="true" fo:font-size="8pt" officeooo:rsid="0007463f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T15" style:family="text">
      <style:text-properties fo:font-size="20pt" style:font-name-asian="HG Mincho Light J" style:font-size-asian="20pt" style:font-name-complex="Tahoma" style:font-size-complex="20pt" style:font-weight-complex="bold"/>
    </style:style>
    <style:style style:name="T16" style:family="text">
      <style:text-properties fo:font-size="14pt" style:font-name-asian="HG Mincho Light J" style:font-size-asian="14pt" style:font-name-complex="Tahoma" style:font-size-complex="14pt" style:font-weight-complex="bold"/>
    </style:style>
    <style:style style:name="T17" style:family="text">
      <style:text-properties fo:font-size="14pt" officeooo:rsid="001b62bd" style:font-name-asian="HG Mincho Light J" style:font-size-asian="14pt" style:font-name-complex="Tahoma" style:font-size-complex="14pt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4pt" style:font-name-asian="HG Mincho Light J" style:font-size-asian="14pt" style:font-name-complex="Tahoma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color="#000000" style:font-name="Bitstream Vera Sans1" fo:font-size="8pt" style:text-underline-style="none" style:font-name-asian="Monospace" style:font-size-asian="8pt" style:font-name-complex="Monospace" style:font-size-complex="8pt"/>
    </style:style>
    <style:style style:name="T22" style:family="text">
      <style:text-properties fo:color="#000000" style:font-name="Bitstream Vera Sans1" fo:font-size="8pt" style:font-name-asian="Monospace" style:font-size-asian="8pt" style:font-name-complex="Monospace" style:font-size-complex="8pt"/>
    </style:style>
    <style:style style:name="T23" style:family="text">
      <style:text-properties fo:color="#000000" style:font-name="Bitstream Vera Sans1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T24" style:family="text">
      <style:text-properties fo:color="#000000" style:font-name="Bitstream Vera Sans1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T25" style:family="text">
      <style:text-properties officeooo:rsid="00080284"/>
    </style:style>
    <style:style style:name="T26" style:family="text">
      <style:text-properties officeooo:rsid="000ccefe"/>
    </style:style>
    <style:style style:name="T27" style:family="text">
      <style:text-properties style:font-name="Bitstream Vera Sans2" fo:language="en" fo:country="GB"/>
    </style:style>
    <style:style style:name="T28" style:family="text">
      <style:text-properties style:font-name="Bitstream Vera Sans2" fo:language="en" fo:country="GB" officeooo:rsid="00109b1e"/>
    </style:style>
    <style:style style:name="T29" style:family="text">
      <style:text-properties style:font-name="Bitstream Vera Sans2" fo:language="en" fo:country="GB" officeooo:rsid="0010c221"/>
    </style:style>
    <style:style style:name="T30" style:family="text">
      <style:text-properties style:font-name="Bitstream Vera Sans2" fo:language="en" fo:country="GB" officeooo:rsid="0011f684"/>
    </style:style>
    <style:style style:name="T31" style:family="text">
      <style:text-properties style:font-name="Bitstream Vera Sans2" fo:language="en" fo:country="GB" officeooo:rsid="0013d09f"/>
    </style:style>
    <style:style style:name="T32" style:family="text">
      <style:text-properties style:font-name="Bitstream Vera Sans2" fo:language="en" fo:country="GB" officeooo:rsid="00154998"/>
    </style:style>
    <style:style style:name="T33" style:family="text">
      <style:text-properties style:font-name="Bitstream Vera Sans2" fo:language="en" fo:country="GB" officeooo:rsid="00167d5a"/>
    </style:style>
    <style:style style:name="T34" style:family="text">
      <style:text-properties style:font-name="Bitstream Vera Sans2" fo:language="en" fo:country="GB" officeooo:rsid="00170f1f"/>
    </style:style>
    <style:style style:name="T35" style:family="text">
      <style:text-properties officeooo:rsid="0019d947"/>
    </style:style>
    <style:style style:name="T36" style:family="text">
      <style:text-properties officeooo:rsid="001b62bd"/>
    </style:style>
    <style:style style:name="T37" style:family="text">
      <style:text-properties officeooo:rsid="001bbeb6"/>
    </style:style>
    <style:style style:name="T38" style:family="text">
      <style:text-properties officeooo:rsid="001d9280"/>
    </style:style>
    <style:style style:name="T39" style:family="text">
      <style:text-properties officeooo:rsid="001f1007"/>
    </style:style>
    <style:style style:name="T40" style:family="text">
      <style:text-properties officeooo:rsid="001f1a08"/>
    </style:style>
    <style:style style:name="T41" style:family="text">
      <style:text-properties officeooo:rsid="0020cbd4"/>
    </style:style>
    <style:style style:name="T42" style:family="text">
      <style:text-properties officeooo:rsid="00228310"/>
    </style:style>
    <style:style style:name="T43" style:family="text">
      <style:text-properties officeooo:rsid="002c6c6e"/>
    </style:style>
    <style:style style:name="T44" style:family="text">
      <style:text-properties style:text-position="0% 100%"/>
    </style:style>
    <style:style style:name="T45" style:family="text">
      <style:text-properties style:text-underline-style="none" style:font-name-asian="Monospace1"/>
    </style:style>
    <style:style style:name="T46" style:family="text">
      <style:text-properties style:text-underline-style="none" officeooo:rsid="0033727a" style:font-name-asian="Monospace1"/>
    </style:style>
    <style:style style:name="T47" style:family="text">
      <style:text-properties officeooo:rsid="00321601"/>
    </style:style>
    <style:style style:name="T48" style:family="text">
      <style:text-properties officeooo:rsid="0032f819"/>
    </style:style>
    <style:style style:name="T49" style:family="text">
      <style:text-properties officeooo:rsid="0038b847"/>
    </style:style>
    <style:style style:name="T50" style:family="text">
      <style:text-properties officeooo:rsid="003a877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SystemMonitoringX<text:line-break/><text:span text:style-name="T15"><text:subject>Dokumentation</text:subject></text:span></text:p>
      <text:p text:style-name="Subtitle"><text:span text:style-name="T16">c.a.p.e. IT</text:span><text:span text:style-name="T19">®</text:span><text:span text:style-name="T16"> GmbH<text:line-break/>Version: </text:span><text:span text:style-name="T17">1</text:span><text:span text:style-name="T9">.</text:span><text:span text:style-name="T10">1</text:span><text:span text:style-name="T9">.</text:span><text:span text:style-name="T11">2</text:span><text:span text:style-name="T16"><text:line-break/></text:span></text:p>
      <text:p text:style-name="Text_20_body"/>
      <text:p text:style-name="P13">Impressum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Titel:</text:p>
          </table:table-cell>
          <table:table-cell table:style-name="Tabelle1.A1" office:value-type="string">
            <text:p text:style-name="P5">SystemMonitoringX</text:p>
          </table:table-cell>
        </table:table-row>
        <table:table-row table:style-name="Tabelle1.1">
          <table:table-cell table:style-name="Tabelle1.A1" office:value-type="string">
            <text:p text:style-name="P5">Thema:</text:p>
          </table:table-cell>
          <table:table-cell table:style-name="Tabelle1.A1" office:value-type="string">
            <text:p text:style-name="P5"><text:subject>Dokumentation</text:subject></text:p>
          </table:table-cell>
        </table:table-row>
        <table:table-row table:style-name="Tabelle1.1">
          <table:table-cell table:style-name="Tabelle1.A1" office:value-type="string">
            <text:p text:style-name="P5">Autoren:</text:p>
          </table:table-cell>
          <table:table-cell table:style-name="Tabelle1.A1" office:value-type="string">
            <text:p text:style-name="P4"><text:span text:style-name="T2">c.a.p.e. IT</text:span><text:span text:style-name="T6">®</text:span><text:span text:style-name="T2"> GmbH</text:span></text:p>
          </table:table-cell>
        </table:table-row>
        <table:table-row table:style-name="Tabelle1.1">
          <table:table-cell table:style-name="Tabelle1.A1" office:value-type="string">
            <text:p text:style-name="P5">Stichworte:</text:p>
          </table:table-cell>
          <table:table-cell table:style-name="Tabelle1.A1" office:value-type="string">
            <text:p text:style-name="P5">SystemMonitoringX</text:p>
          </table:table-cell>
        </table:table-row>
        <table:table-row table:style-name="Tabelle1.1">
          <table:table-cell table:style-name="Tabelle1.A1" office:value-type="string">
            <text:p text:style-name="P5">Bemerkung:</text:p>
          </table:table-cell>
          <table:table-cell table:style-name="Tabelle1.A1" office:value-type="string">
            <text:p text:style-name="P5"/>
          </table:table-cell>
        </table:table-row>
        <table:table-row table:style-name="Tabelle1.1">
          <table:table-cell table:style-name="Tabelle1.A1" office:value-type="string">
            <text:p text:style-name="P5">Version:</text:p>
          </table:table-cell>
          <table:table-cell table:style-name="Tabelle1.A1" office:value-type="string">
            <text:p text:style-name="P5"><text:span text:style-name="T35">1</text:span>.<text:span text:style-name="T36">1</text:span>.<text:span text:style-name="T47">2</text:span></text:p>
          </table:table-cell>
        </table:table-row>
        <table:table-row table:style-name="Tabelle1.1">
          <table:table-cell table:style-name="Tabelle1.A1" office:value-type="string">
            <text:p text:style-name="P5">Dateiname:</text:p>
          </table:table-cell>
          <table:table-cell table:style-name="Tabelle1.A1" office:value-type="string">
            <text:p text:style-name="P5"><text:file-name text:display="name-and-extension">Doku_SystemMonitoringX.odt</text:file-name></text:p>
          </table:table-cell>
        </table:table-row>
      </table:table>
      <text:p text:style-name="P22">Inhaltsverzeichnis</text:p>
      <text:section text:style-name="Sect1" text:name="Bereich2">
        <text:table-of-content text:style-name="Sect2" text:protected="true" text:name="Inhaltsverzeichnis1">
          <text:table-of-content-source text:outline-level="3">
            <text:index-title-template text:style-name="Contents_20_Heading"/>
            <text:table-of-content-entry-template text:outline-level="1" text:style-name="Contents_20_1">
              <text:index-entry-chapter/>
              <text:index-entry-tab-stop style:type="left" style:position="0.4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ab-stop style:type="left" style:position="0.499cm" style:leader-char=" "/>
              <text:index-entry-chapter/>
              <text:index-entry-tab-stop style:type="left" style:position="1.3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ab-stop style:type="left" style:position="0.75cm" style:leader-char=" "/>
              <text:index-entry-chapter/>
              <text:index-entry-tab-stop style:type="left" style:position="1.7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ab-stop style:type="left" style:position="1.7cm" style:leader-char=" "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49">1<text:tab/> Allgemeine Hinweise<text:tab/>3</text:p>
            <text:p text:style-name="P50"><text:tab/>1.1<text:tab/>Konzeptinformationen<text:tab/>3</text:p>
            <text:p text:style-name="P51"><text:tab/>1.1.1<text:tab/>Zielsetzung<text:tab/>3</text:p>
            <text:p text:style-name="P51"><text:tab/>1.1.2<text:tab/>Abgrenzungen<text:tab/>3</text:p>
            <text:p text:style-name="P51"><text:tab/>1.1.3<text:tab/>Änderungen<text:tab/>3</text:p>
            <text:p text:style-name="P51"><text:tab/>1.1.4<text:tab/>Autoren / Verantwortlich<text:tab/>3</text:p>
            <text:p text:style-name="P51"><text:tab/>1.1.5<text:tab/>Dokumentenbesitzer<text:tab/>3</text:p>
            <text:p text:style-name="P49">2<text:tab/>Abkürzungen<text:tab/>4</text:p>
            <text:p text:style-name="P49">3<text:tab/>Allg. Anmerkungen und Voraussetzungen<text:tab/>5</text:p>
            <text:p text:style-name="P50"><text:tab/>3.1<text:tab/>Wichtige Begriffe<text:tab/>5</text:p>
            <text:p text:style-name="P50"><text:tab/>3.2<text:tab/>OTRS-Fremde Voraussetzungen<text:tab/>5</text:p>
            <text:p text:style-name="P50"><text:tab/>3.3<text:tab/>OTRS-Interne Voraussetzungen<text:tab/>5</text:p>
            <text:p text:style-name="P50"><text:tab/>3.4<text:tab/>Externe Voraussetzungen<text:tab/>5</text:p>
            <text:p text:style-name="P50"><text:tab/>3.5<text:tab/>Erweiterungen zum „Standard“-SystemMonitoring<text:tab/>5</text:p>
            <text:p text:style-name="P51"><text:tab/>3.5.1<text:tab/>Wesentiche Unterschiede zu OTRS-SystemMonitoring<text:tab/>5</text:p>
            <text:p text:style-name="P51"><text:tab/>3.5.2<text:tab/>Postmasterfilter<text:tab/>6</text:p>
            <text:p text:style-name="P51"><text:tab/>3.5.3<text:tab/>Antwortfunktionaltät/Acknowledge<text:tab/>7</text:p>
            <text:p text:style-name="P51"><text:tab/>3.5.4<text:tab/>Erweiterte CI-Verlinkung<text:tab/>8</text:p>
          </text:index-body>
        </text:table-of-content>
        <text:p text:style-name="Standard"/>
      </text:section>
      <text:h text:style-name="P58" text:outline-level="1"><text:s/>Allgemeine Hinweise</text:h>
      <text:h text:style-name="Heading_20_2" text:outline-level="2">Konzeptinformationen</text:h>
      <text:h text:style-name="Heading_20_3" text:outline-level="3">Zielsetzung</text:h>
      <text:p text:style-name="P32"><text:span text:style-name="T12"><text:description/></text:span><text:span text:style-name="T12">Ziel ist eine Erweiterung des OTRS-SystemMonitoring zu schaffen.</text:span> Es stellt eine grobe Dokumentation sowie auch eine kurze Anweisung zur Konfiguration dieser Anpassungen dar. </text:p>
      <text:p text:style-name="P32">Wichtige Kriterien dabei sind:</text:p>
      <text:list xml:id="list780002524914305426" text:style-name="L1">
        <text:list-item>
          <text:p text:style-name="P76">Es kann jedes beliebige konfigurierte Dynamische Feld benutzt werden.</text:p>
        </text:list-item>
        <text:list-item>
          <text:p text:style-name="P76">Es wird eine Verknüpfung zum entsprechenden ConfigItem hergestellt.</text:p>
        </text:list-item>
        <text:list-item>
          <text:p text:style-name="P76">Es wird ein entsprechender Link zum nagios erstellt. (Betrifft Host/Service).</text:p>
          <text:p text:style-name="P76"/>
        </text:list-item>
      </text:list>
      <text:h text:style-name="Heading_20_3" text:outline-level="3">Abgrenzungen</text:h>
      <text:p text:style-name="P16">Dieses Dokument stellt keine vollständige Dokumentation zur Administration von OTRS-SystemMonitoring dar. Diesbezüglich sei hier auf die öffentlich zugängliche Dokumentation des OTRS-Projektes unter http://www.otrs.org verwiesen. Weitere Informationen und Unterstützung ist im Forenbereich des OTRS-Projektes <text:a xlink:type="simple" xlink:href="http://forums.otrs.org/" text:style-name="Internet_20_link" text:visited-style-name="Visited_20_Internet_20_Link">http://forums.otrs.org</text:a> erhältlich.</text:p>
      <text:p text:style-name="P16"><text:s/></text:p>
      <text:h text:style-name="Heading_20_3" text:outline-level="3">Änderungen</text:h>
      <text:h text:style-name="P77" text:outline-level="4">Änderungshistorie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 table:style-name="Tabelle15.1">
          <table:table-cell table:style-name="Tabelle15.A1" office:value-type="string">
            <text:p text:style-name="P21">Version</text:p>
          </table:table-cell>
          <table:table-cell table:style-name="Tabelle15.A1" office:value-type="string">
            <text:p text:style-name="P21">Datum</text:p>
          </table:table-cell>
          <table:table-cell table:style-name="Tabelle15.A1" office:value-type="string">
            <text:p text:style-name="P21">Geänderter Abschnitt</text:p>
          </table:table-cell>
          <table:table-cell table:style-name="Tabelle15.D1" office:value-type="string">
            <text:p text:style-name="P21">Geändert von</text:p>
          </table:table-cell>
        </table:table-row>
        <table:table-row table:style-name="Tabelle15.1">
          <table:table-cell table:style-name="Tabelle15.A2" office:value-type="string">
            <text:p text:style-name="P7">0.0.1</text:p>
          </table:table-cell>
          <table:table-cell table:style-name="Tabelle15.A2" office:value-type="string">
            <text:p text:style-name="P23">25.03.2013</text:p>
          </table:table-cell>
          <table:table-cell table:style-name="Tabelle15.A2" office:value-type="string">
            <text:p text:style-name="P7">Ersterstellung</text:p>
          </table:table-cell>
          <table:table-cell table:style-name="Tabelle15.D2" office:value-type="string">
            <text:p text:style-name="P7">Ralf Böhm</text:p>
          </table:table-cell>
        </table:table-row>
        <table:table-row table:style-name="Tabelle15.1">
          <table:table-cell table:style-name="Tabelle15.A2" office:value-type="string">
            <text:p text:style-name="P7">0.0.2</text:p>
          </table:table-cell>
          <table:table-cell table:style-name="Tabelle15.A2" office:value-type="string">
            <text:p text:style-name="P23">06.01.2014</text:p>
          </table:table-cell>
          <table:table-cell table:style-name="Tabelle15.A2" office:value-type="string">
            <text:p text:style-name="P7">Vervollständigung</text:p>
          </table:table-cell>
          <table:table-cell table:style-name="Tabelle15.D2" office:value-type="string">
            <text:p text:style-name="P7">Ralf Böhm</text:p>
          </table:table-cell>
        </table:table-row>
        <table:table-row table:style-name="Tabelle15.1">
          <table:table-cell table:style-name="Tabelle15.A2" office:value-type="string">
            <text:p text:style-name="P25"><text:s/>1.0.0</text:p>
          </table:table-cell>
          <table:table-cell table:style-name="Tabelle15.A2" office:value-type="string">
            <text:p text:style-name="P26">22.04.2015</text:p>
          </table:table-cell>
          <table:table-cell table:style-name="Tabelle15.A2" office:value-type="string">
            <text:p text:style-name="P10">Ausgabe 1.0.0</text:p>
          </table:table-cell>
          <table:table-cell table:style-name="Tabelle15.D2" office:value-type="string">
            <text:p text:style-name="P7"/>
          </table:table-cell>
        </table:table-row>
        <table:table-row table:style-name="Tabelle15.1">
          <table:table-cell table:style-name="Tabelle15.A2" office:value-type="string">
            <text:p text:style-name="P25"><text:s/>1.1.<text:span text:style-name="T36">1</text:span></text:p>
          </table:table-cell>
          <table:table-cell table:style-name="Tabelle15.A2" office:value-type="string">
            <text:p text:style-name="P24">10.09.2015</text:p>
          </table:table-cell>
          <table:table-cell table:style-name="Tabelle15.A2" office:value-type="string">
            <text:p text:style-name="P10">Anpassung auf Framework 5.0.x</text:p>
          </table:table-cell>
          <table:table-cell table:style-name="Tabelle15.D2" office:value-type="string">
            <text:p text:style-name="P10">Thomas Lange</text:p>
          </table:table-cell>
        </table:table-row>
        <table:table-row table:style-name="Tabelle15.1">
          <table:table-cell table:style-name="Tabelle15.A2" office:value-type="string">
            <text:p text:style-name="P25"><text:s/>1.1.<text:span text:style-name="T36">1</text:span></text:p>
          </table:table-cell>
          <table:table-cell table:style-name="Tabelle15.A2" office:value-type="string">
            <text:p text:style-name="P24"><text:span text:style-name="T48">20</text:span>.0<text:span text:style-name="T48">2</text:span>.201<text:span text:style-name="T48">6</text:span></text:p>
          </table:table-cell>
          <table:table-cell table:style-name="Tabelle15.A2" office:value-type="string">
            <text:p text:style-name="P11">Ergänzung</text:p>
          </table:table-cell>
          <table:table-cell table:style-name="Tabelle15.D2" office:value-type="string">
            <text:p text:style-name="P10">Thomas Lange</text:p>
          </table:table-cell>
        </table:table-row>
      </table:table>
      <text:h text:style-name="Heading_20_3" text:outline-level="3" text:is-list-header="true"/>
      <text:h text:style-name="Heading_20_3" text:outline-level="3">Autoren / Verantwortlich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 <table:table-cell table:style-name="Tabelle16.A1" office:value-type="string">
            <text:p text:style-name="P21">Nachname, Vorname</text:p>
          </table:table-cell>
          <table:table-cell table:style-name="Tabelle16.A1" office:value-type="string">
            <text:p text:style-name="P21">Organisation</text:p>
          </table:table-cell>
          <table:table-cell table:style-name="Tabelle16.C1" office:value-type="string">
            <text:p text:style-name="P21">Funktion</text:p>
          </table:table-cell>
        </table:table-row>
        <table:table-row table:style-name="Tabelle16.1">
          <table:table-cell table:style-name="Tabelle16.A2" office:value-type="string">
            <text:p text:style-name="P7">Böhm, Rene</text:p>
          </table:table-cell>
          <table:table-cell table:style-name="Tabelle16.A2" office:value-type="string">
            <text:p text:style-name="P7">c.a.p.e. IT<text:span text:style-name="T18">®</text:span> GmbH</text:p>
          </table:table-cell>
          <table:table-cell table:style-name="Tabelle16.C2" office:value-type="string">
            <text:p text:style-name="P7">CSO</text:p>
          </table:table-cell>
        </table:table-row>
        <table:table-row table:style-name="Tabelle16.1">
          <table:table-cell table:style-name="Tabelle16.A2" office:value-type="string">
            <text:p text:style-name="Table_20_Contents">Böhm, Ralf</text:p>
          </table:table-cell>
          <table:table-cell table:style-name="Tabelle16.A2" office:value-type="string">
            <text:p text:style-name="P7">c.a.p.e. IT<text:span text:style-name="T18">®</text:span> GmbH</text:p>
          </table:table-cell>
          <table:table-cell table:style-name="Tabelle16.C2" office:value-type="string">
            <text:p text:style-name="P9">Mitglied Projektabteilung</text:p>
          </table:table-cell>
        </table:table-row>
        <table:table-row table:style-name="Tabelle16.1">
          <table:table-cell table:style-name="Tabelle16.A2" office:value-type="string">
            <text:p text:style-name="P7">Oberender, Frank</text:p>
          </table:table-cell>
          <table:table-cell table:style-name="Tabelle16.A2" office:value-type="string">
            <text:p text:style-name="P7">c.a.p.e. IT<text:span text:style-name="T18">®</text:span> GmbH</text:p>
          </table:table-cell>
          <table:table-cell table:style-name="Tabelle16.C2" office:value-type="string">
            <text:p text:style-name="P9">Mitglied Projektabteilung</text:p>
          </table:table-cell>
        </table:table-row>
        <table:table-row table:style-name="Tabelle16.1">
          <table:table-cell table:style-name="Tabelle16.A2" office:value-type="string">
            <text:p text:style-name="P9">Lange, Thomas</text:p>
          </table:table-cell>
          <table:table-cell table:style-name="Tabelle16.A2" office:value-type="string">
            <text:p text:style-name="P7">c.a.p.e. IT<text:span text:style-name="T18">®</text:span> GmbH</text:p>
          </table:table-cell>
          <table:table-cell table:style-name="Tabelle16.C2" office:value-type="string">
            <text:p text:style-name="P9">Mitglied Projektabteilung</text:p>
          </table:table-cell>
        </table:table-row>
      </table:table>
      <text:h text:style-name="Heading_20_3" text:outline-level="3" text:is-list-header="true"/>
      <text:h text:style-name="Heading_20_3" text:outline-level="3">Dokumentenbesitzer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1">Organisation</text:p>
          </table:table-cell>
          <table:table-cell table:style-name="Tabelle4.A1" office:value-type="string">
            <text:p text:style-name="P21">Name</text:p>
          </table:table-cell>
          <table:table-cell table:style-name="Tabelle4.A1" office:value-type="string">
            <text:p text:style-name="P21">Address</text:p>
          </table:table-cell>
          <table:table-cell table:style-name="Tabelle4.D1" office:value-type="string">
            <text:p text:style-name="P21">Contacts</text:p>
          </table:table-cell>
        </table:table-row>
        <table:table-row table:style-name="Tabelle4.1">
          <table:table-cell table:style-name="Tabelle4.A2" office:value-type="string">
            <text:p text:style-name="P7">c.a.p.e. IT® GmbH </text:p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12"><text:span text:style-name="T14">Schönherrstr.</text:span><text:span text:style-name="T13">. </text:span><text:span text:style-name="T14">8</text:span><text:span text:style-name="T13"><text:line-break/></text:span>09113<text:span text:style-name="T13"> Chemnitz</text:span></text:p>
          </table:table-cell>
          <table:table-cell table:style-name="Tabelle4.D2" office:value-type="string">
            <text:p text:style-name="P8">info@cape-it.de<text:line-break/>+49 <text:span text:style-name="T25">371 270 95-620</text:span></text:p>
          </table:table-cell>
        </table:table-row>
      </table:table>
      <text:p text:style-name="Standard"/>
      <text:h text:style-name="P59" text:outline-level="1">Abkürzungen</text:h>
      <text:p text:style-name="P1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FAQ</text:p>
          </table:table-cell>
          <table:table-cell table:style-name="Tabelle6.B1" office:value-type="string">
            <text:p text:style-name="P6"><text:span text:style-name="T20">Frequently</text:span> <text:span text:style-name="T20">Asked</text:span> <text:span text:style-name="T20">Questions</text:span></text:p>
          </table:table-cell>
        </table:table-row>
        <table:table-row>
          <table:table-cell table:style-name="Tabelle6.A2" office:value-type="string">
            <text:p text:style-name="Table_20_Contents">ITSM</text:p>
          </table:table-cell>
          <table:table-cell table:style-name="Tabelle6.B2" office:value-type="string">
            <text:p text:style-name="Table_20_Contents">IT Service Management</text:p>
          </table:table-cell>
        </table:table-row>
        <table:table-row>
          <table:table-cell table:style-name="Tabelle6.A2" office:value-type="string">
            <text:p text:style-name="Table_20_Contents">OTRS</text:p>
          </table:table-cell>
          <table:table-cell table:style-name="Tabelle6.B2" office:value-type="string">
            <text:p text:style-name="Table_20_Contents"><text:span text:style-name="T20">Open</text:span> Ticket Request System</text:p>
          </table:table-cell>
        </table:table-row>
        <table:table-row>
          <table:table-cell table:style-name="Tabelle6.A2" office:value-type="string">
            <text:p text:style-name="Table_20_Contents">XML</text:p>
          </table:table-cell>
          <table:table-cell table:style-name="Tabelle6.B2" office:value-type="string">
            <text:p text:style-name="Table_20_Contents">eXtensible Markup Language</text:p>
          </table:table-cell>
        </table:table-row>
      </table:table>
      <text:p text:style-name="P15"/>
      <text:h text:style-name="P57" text:outline-level="1">Allg. Anmerkungen und Voraussetzungen </text:h>
      <text:h text:style-name="P55" text:outline-level="2">Wichtige Begriffe </text:h>
      <text:list xml:id="list4155757606033586128" text:style-name="L2">
        <text:list-header>
          <text:p text:style-name="P60"/>
        </text:list-header>
        <text:list-item>
          <text:p text:style-name="P71"><text:span text:style-name="T8">Betroffene Strukturen:</text:span><text:span text:style-name="T7"> wird nachfolgend verwendet um die von der jeweiligen Erweiterung betroffenen Dateien und Datenbankstrukturen aufzulisten. Diese Angaben erfüllen den Aspekt der technischen Dokumentation an dieses Dokument. </text:span></text:p>
        </text:list-item>
        <text:list-item>
          <text:p text:style-name="P71"><text:span text:style-name="T8">Konfigurationsoptionen:</text:span><text:span text:style-name="T7"> beschreiben relevante SysConfig-Einträge die das Verhalten der Erweiterung maßgeblich beeinflussen. Eine Änderung geschieht auf eigene Verantwortung.</text:span></text:p>
        </text:list-item>
      </text:list>
      <text:h text:style-name="P56" text:outline-level="2">OTRS-Fremde Voraussetzungen</text:h>
      <text:list xml:id="list4665126881298845946" text:style-name="L3">
        <text:list-item>
          <text:p text:style-name="P61">Anbindung eines Systemüberwachungssystems (z.B. nagios).</text:p>
        </text:list-item>
      </text:list>
      <text:h text:style-name="P56" text:outline-level="2">OTRS-Interne Voraussetzungen</text:h>
      <text:p text:style-name="P68">Grundlage für die durchgeführten Anpassungen ist eine OTRS-Installation basierend auf OTRS &gt; <text:span text:style-name="T26">5</text:span>.<text:span text:style-name="T26">0</text:span>.x.</text:p>
      <text:p text:style-name="P68"/>
      <text:p text:style-name="P70">Bitte deinstallieren Sie vor Installation von SystemmonitoringX wenn vorhanden das OTRS-Paket Systemmonitoring.</text:p>
      <text:p text:style-name="P69"/>
      <text:p text:style-name="P68">Von besonderer Relevanz sind die folgenden OTRS-Pakete bzw. Versionen:</text:p>
      <text:p text:style-name="P14"/>
      <text:list xml:id="list942411624345636048" text:style-name="L4">
        <text:list-item>
          <text:p text:style-name="P63"><text:span text:style-name="T27">Release 1.</text:span><text:span text:style-name="T29">1</text:span><text:span text:style-name="T27">: OTRS </text:span><text:span text:style-name="T28">2</text:span><text:span text:style-name="T27">.</text:span><text:span text:style-name="T29">4.</text:span><text:span text:style-name="T27">x</text:span></text:p>
        </text:list-item>
        <text:list-item>
          <text:p text:style-name="P63"><text:span text:style-name="T27">Release 1.</text:span><text:span text:style-name="T29">3</text:span><text:span text:style-name="T27">: OTRS 3.</text:span><text:span text:style-name="T29">0.x</text:span></text:p>
        </text:list-item>
        <text:list-item>
          <text:p text:style-name="P63"><text:span text:style-name="T29">Release 1.</text:span><text:span text:style-name="T30">4</text:span><text:span text:style-name="T29">: OTRS 3.</text:span><text:span text:style-name="T30">1</text:span><text:span text:style-name="T29">.x</text:span></text:p>
        </text:list-item>
        <text:list-item>
          <text:p text:style-name="P64"><text:span text:style-name="T29">Release 1.</text:span><text:span text:style-name="T31">5</text:span><text:span text:style-name="T29">: OTRS 3.</text:span><text:span text:style-name="T31">2</text:span><text:span text:style-name="T29">.x</text:span></text:p>
        </text:list-item>
        <text:list-item>
          <text:p text:style-name="P65"><text:span text:style-name="T29">Release 1.</text:span><text:span text:style-name="T32">6</text:span><text:span text:style-name="T29">: OTRS 3.</text:span><text:span text:style-name="T32">3</text:span><text:span text:style-name="T29">.x</text:span></text:p>
        </text:list-item>
        <text:list-item>
          <text:p text:style-name="P66"><text:span text:style-name="T29">Release 1.</text:span><text:span text:style-name="T33">7</text:span><text:span text:style-name="T29">/</text:span><text:span text:style-name="T34">4.0</text:span><text:span text:style-name="T29">: OTRS </text:span><text:span text:style-name="T33">4.0</text:span><text:span text:style-name="T29">.x</text:span></text:p>
        </text:list-item>
        <text:list-item>
          <text:p text:style-name="P67"><text:span text:style-name="T27">Release </text:span><text:span text:style-name="T28">5</text:span><text:span text:style-name="T27">.0: </text:span>OTRS <text:span text:style-name="T26">5.0.x</text:span></text:p>
        </text:list-item>
        <text:list-item>
          <text:p text:style-name="P62">zur Verwendung der Verlinkung des entsprechenden Host/Service im Nagios wird zwingend KIX4OTRS benötigt.</text:p>
        </text:list-item>
        <text:list-item>
          <text:p text:style-name="P78"><text:span text:style-name="T46">Der zu aktivierende </text:span><text:span text:style-name="T45">event handler </text:span><text:span text:style-name="T46">unter Ticket::EventModulePost###500-TicketAutoLinkConfigItem </text:span><text:span text:style-name="T45">unterstuetzt derzeit nur folgende events: ArticleCreate.</text:span></text:p>
          <text:list>
            <text:list-item>
              <text:p text:style-name="P78"><text:span text:style-name="T46">Er s</text:span><text:span text:style-name="T45">etzt ZWINGEND OTRS::ITSM::ConfigurationManagement voraus! NICHT AKTIVIEREN WENN DIESE ERWEITERUNG AUF IHREM SYSTEM NICHT INSTALLIERT IST!</text:span></text:p>
            </text:list-item>
          </text:list>
        </text:list-item>
      </text:list>
      <text:h text:style-name="Heading_20_2" text:outline-level="2">Externe Voraussetzungen</text:h>
      <text:p text:style-name="Standard">Es sollte ein SystemMonitoring-Tool (z.B.: Nagios/Incinga) vorhanden sein.</text:p>
      <text:h text:style-name="Heading_20_2" text:outline-level="2"><text:soft-page-break/>Erweiterungen zum „Standard“-SystemMonitoring</text:h>
      <text:p text:style-name="Standard"/>
      <text:h text:style-name="Heading_20_3" text:outline-level="3">Wesentiche Unterschiede zu OTRS-SystemMonitoring</text:h>
      <text:p text:style-name="Standard"/>
      <text:list xml:id="list5479599919861047017" text:style-name="L5">
        <text:list-item>
          <text:p text:style-name="P72">Es können mehrere Systemüberwachungstools (z.B. Nagios) angebunden werden.</text:p>
        </text:list-item>
        <text:list-item>
          <text:p text:style-name="P72">Eine Verknüpfung zum entsprechenden ConfigItem kann schon beim Erstellen des Tickets angelegt werden.</text:p>
        </text:list-item>
        <text:list-item>
          <text:p text:style-name="P72">Es kann jedes beliebige Dynamische Feld benutzt werden. In diesem Fall ist allerdings keine Abwärtskompatibilität vorhanden, da ältere Versionen bzw. das </text:p>
          <text:p text:style-name="P72">OTRS-SystemMonitoring auf den Feldern TicketFreeText1-3 bzw. 1-5 beruhen.</text:p>
        </text:list-item>
        <text:list-item>
          <text:p text:style-name="P72">Im Zusammenarbeit mit KIX4OTRS wird eine direkte Verlinkung von „Host, Service“ zum Systemüberwachungstool angelegt.</text:p>
        </text:list-item>
      </text:list>
      <text:p text:style-name="Standard"/>
      <text:h text:style-name="Heading_20_3" text:outline-level="3">Postmasterfilter</text:h>
      <text:h text:style-name="Heading_20_3" text:outline-level="3" text:is-list-header="true"/>
      <text:list xml:id="list2595134410378446042" text:style-name="L6">
        <text:list-item>
          <text:p text:style-name="P73">Filter um die eintreffenden Nachrichten vom Systemmonitoring-Tool vorzukategorisieren</text:p>
        </text:list-item>
        <text:list-item>
          <text:p text:style-name="P73">Kernel/Config/Files/SystemMonitoringX.xml</text:p>
          <text:list>
            <text:list-item>
              <text:p text:style-name="P73">Die Grundkonfiguration erfolgt in der SysConfig, wo festgelegt wird, ob das SystemMonitoringX generell aktiviert wird.</text:p>
            </text:list-item>
            <text:list-item>
              <text:p text:style-name="P73">Es werden die Attribute des Postmasterfilters festgelegt.</text:p>
            </text:list-item>
            <text:list-item>
              <text:p text:style-name="P74">Hier können entweder die mit <text:span text:style-name="T50">DynamicField</text:span> bezeichneten Felder benutzt werden, indem man z.B. „<text:span text:style-name="T50">DynamicField</text:span> Host =&gt; 1, ….. “ konfiguriert. Hierbei werden die Dynamischen Felder mit dem Namen TicketFreeText1 … benutzt, was für die Abwärtskompatibilität wichtig ist.</text:p>
            </text:list-item>
            <text:list-item>
              <text:p text:style-name="P73">Man kann hier aber auch statt einer Nummer den Namen eines Dynamischen Feldes angeben, welches man dafür konfiguriert hat. Dann wird dieses benutzt.</text:p>
            </text:list-item>
          </text:list>
        </text:list-item>
      </text:list>
      <text:p text:style-name="P18"/>
      <text:h text:style-name="Heading_20_4" text:outline-level="4">zusätzliche Konfigurationsoptionen</text:h>
      <text:p text:style-name="P20"/>
      <text:p text:style-name="P17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Heading">Schlüsselname des Postmasterfilters</text:p>
          </table:table-cell>
          <table:table-cell table:style-name="Tabelle3.B1" office:value-type="string">
            <text:p text:style-name="Table_20_Heading">Bedeutung</text:p>
          </table:table-cell>
        </table:table-row>
        <table:table-row table:style-name="Tabelle3.1">
          <table:table-cell table:style-name="Tabelle3.A2" office:value-type="string">
            <text:p text:style-name="Table_20_Contents">DynamicFieldContent::Ticket</text:p>
          </table:table-cell>
          <table:table-cell table:style-name="Tabelle3.B2" office:value-type="string">
            <text:p text:style-name="Table_20_Contents">Standard-Werte: Host,Service,Address,Alias</text:p>
          </table:table-cell>
        </table:table-row>
        <table:table-row table:style-name="Tabelle3.1">
          <table:table-cell table:style-name="Tabelle3.A2" office:value-type="string">
            <text:p text:style-name="Table_20_Contents">DynamicFieldContent::Article</text:p>
          </table:table-cell>
          <table:table-cell table:style-name="Tabelle3.B2" office:value-type="string">
            <text:p text:style-name="Table_20_Contents">Standard-Wert: State</text:p>
          </table:table-cell>
        </table:table-row>
        <table:table-row table:style-name="Tabelle3.1">
          <table:table-cell table:style-name="Tabelle3.A2" office:value-type="string">
            <text:p text:style-name="Table_20_Contents">DynamicFieldAlias</text:p>
          </table:table-cell>
          <table:table-cell table:style-name="Tabelle3.B2" office:value-type="string">
            <text:p text:style-name="P33">dyn. Feld, in welchem der Alias gespeichert wird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7">DynamicField</text:span>Address</text:p>
          </table:table-cell>
          <table:table-cell table:style-name="Tabelle3.B2" office:value-type="string">
            <text:p text:style-name="Table_20_Contents">dyn. Feld, in welchem die Adresse gespeichert wird</text:p>
          </table:table-cell>
        </table:table-row>
        <table:table-row table:style-name="Tabelle3.1">
          <table:table-cell table:style-name="Tabelle3.A2" office:value-type="string">
            <text:p text:style-name="P79">DynamicFieldHost</text:p>
          </table:table-cell>
          <table:table-cell table:style-name="Tabelle3.B2" office:value-type="string">
            <text:p text:style-name="Table_20_Contents">dyn. Feld, in welchem d<text:span text:style-name="T40">er Host</text:span> gespeichert wird</text:p>
          </table:table-cell>
        </table:table-row>
        <table:table-row table:style-name="Tabelle3.1">
          <table:table-cell table:style-name="Tabelle3.A2" office:value-type="string">
            <text:p text:style-name="P79">DynamicFieldService</text:p>
          </table:table-cell>
          <table:table-cell table:style-name="Tabelle3.B2" office:value-type="string">
            <text:p text:style-name="Table_20_Contents">dyn. Feld, in welchem d<text:span text:style-name="T40">er Service</text:span> gespeichert wird</text:p>
          </table:table-cell>
        </table:table-row>
        <table:table-row table:style-name="Tabelle3.1">
          <table:table-cell table:style-name="Tabelle3.A2" office:value-type="string">
            <text:p text:style-name="P79">DynamicFieldState</text:p>
          </table:table-cell>
          <table:table-cell table:style-name="Tabelle3.B2" office:value-type="string">
            <text:p text:style-name="Table_20_Contents">dyn. Feld, in welchem <text:span text:style-name="T40">der State (des CI)</text:span> gespeichert wird</text:p>
          </table:table-cell>
        </table:table-row>
        <table:table-row table:style-name="Tabelle3.1">
          <table:table-cell table:style-name="Tabelle3.A2" office:value-type="string">
            <text:p text:style-name="Table_20_Contents">AcknowledgeName</text:p>
          </table:table-cell>
          <table:table-cell table:style-name="Tabelle3.B2" office:value-type="string">
            <text:list xml:id="list2690819017760615638" text:style-name="L7">
              <text:list-item>
                <text:p text:style-name="P80">Name/Kenner für das <text:span text:style-name="T21">SystemmonitoringTool</text:span></text:p>
              </text:list-item>
              <text:list-item>
                <text:p text:style-name="P80"><text:span text:style-name="T21">wird als Schlüssel für die Antwortfunktionalität genutzt (Tool::Acknoledge::...)</text:span> </text:p>
              </text:list-item>
            </text:list>
          </table:table-cell>
        </table:table-row>
        <table:table-row table:style-name="Tabelle3.1">
          <table:table-cell table:style-name="Tabelle3.A2" office:value-type="string">
            <text:p text:style-name="Table_20_Contents">OTRSCreateTicketType</text:p>
          </table:table-cell>
          <table:table-cell table:style-name="Tabelle3.B2" office:value-type="string">
            <text:p text:style-name="Table_20_Contents">Tickettyp der beim Erstellen eines Tickets durch den Postmaterfilter gesetzt wird</text:p>
          </table:table-cell>
        </table:table-row>
        <table:table-row table:style-name="Tabelle3.1">
          <table:table-cell table:style-name="Tabelle3.A2" office:value-type="string">
            <text:p text:style-name="Table_20_Contents">OTRSCreateQueue</text:p>
          </table:table-cell>
          <table:table-cell table:style-name="Tabelle3.B2" office:value-type="string">
            <text:p text:style-name="Table_20_Contents">Queue des Tickets, die beim Erstellen eines Tickets durch den Postmaterfilter gesetzt wird</text:p>
          </table:table-cell>
        </table:table-row>
        <table:table-row table:style-name="Tabelle3.1">
          <table:table-cell table:style-name="Tabelle3.A2" office:value-type="string">
            <text:p text:style-name="Table_20_Contents">OTRSCreateTicketState</text:p>
          </table:table-cell>
          <table:table-cell table:style-name="Tabelle3.B2" office:value-type="string">
            <text:p text:style-name="Table_20_Contents">Status des Tickets, der beim Erstellen eines Tickets durch den Postmaterfilter gesetzt wird</text:p>
          </table:table-cell>
        </table:table-row>
        <text:soft-page-break/>
        <table:table-row table:style-name="Tabelle3.1">
          <table:table-cell table:style-name="Tabelle3.A2" office:value-type="string">
            <text:p text:style-name="Table_20_Contents">OTRSCreateTicketService</text:p>
          </table:table-cell>
          <table:table-cell table:style-name="Tabelle3.B2" office:value-type="string">
            <text:p text:style-name="Table_20_Contents">Service am Ticket, der beim Erstellen eines Tickets durch den Postmaterfilter gesetzt wird</text:p>
          </table:table-cell>
        </table:table-row>
        <table:table-row table:style-name="Tabelle3.1">
          <table:table-cell table:style-name="Tabelle3.A2" office:value-type="string">
            <text:p text:style-name="Table_20_Contents">OTRSCreateTicketSLA</text:p>
          </table:table-cell>
          <table:table-cell table:style-name="Tabelle3.B2" office:value-type="string">
            <text:p text:style-name="Table_20_Contents">SLA am Ticket, der beim Erstellen eines Tickets durch den Postmaterfilter gesetzt wird</text:p>
          </table:table-cell>
        </table:table-row>
        <table:table-row table:style-name="Tabelle3.1">
          <table:table-cell table:style-name="Tabelle3.A2" office:value-type="string">
            <text:p text:style-name="P34">OTRSCreateSenderType</text:p>
          </table:table-cell>
          <table:table-cell table:style-name="Tabelle3.B2" office:value-type="string">
            <text:p text:style-name="Table_20_Contents"/>
          </table:table-cell>
        </table:table-row>
        <table:table-row table:style-name="Tabelle3.1">
          <table:table-cell table:style-name="Tabelle3.A2" office:value-type="string">
            <text:p text:style-name="P34">OTRSCreateArticleType</text:p>
          </table:table-cell>
          <table:table-cell table:style-name="Tabelle3.B2" office:value-type="string">
            <text:p text:style-name="Table_20_Contents"/>
          </table:table-cell>
        </table:table-row>
        <table:table-row table:style-name="Tabelle3.1">
          <table:table-cell table:style-name="Tabelle3.A2" office:value-type="string">
            <text:p text:style-name="Table_20_Contents">CloseNotIfLocked</text:p>
          </table:table-cell>
          <table:table-cell table:style-name="Tabelle3.B2" office:value-type="string">
            <text:p text:style-name="Table_20_Contents">Wenn der Wert auf '1' gesetzt ist, wird 'CloseActionState' nur gesetzt, wenn das Ticket nicht durch einen Agenten gesperrt ist</text:p>
          </table:table-cell>
        </table:table-row>
        <table:table-row table:style-name="Tabelle3.1">
          <table:table-cell table:style-name="Tabelle3.A2" office:value-type="string">
            <text:p text:style-name="Table_20_Contents">StopAfterMatch</text:p>
          </table:table-cell>
          <table:table-cell table:style-name="Tabelle3.B2" office:value-type="string">
            <text:p text:style-name="Table_20_Contents">Üblicher Parameter, der bei Postmasterfiltern im OTRS genutzt wird, um die Abarbeitung der Filter nach dem ersten Treffer zu beenden</text:p>
          </table:table-cell>
        </table:table-row>
        <table:table-row table:style-name="Tabelle3.1">
          <table:table-cell table:style-name="Tabelle3.A2" office:value-type="string">
            <text:p text:style-name="Table_20_Contents">AddressRegExp</text:p>
          </table:table-cell>
          <table:table-cell table:style-name="Tabelle3.B2" office:value-type="string">
            <text:p text:style-name="P35">Reg. Ausdruck als Filter für Adresse</text:p>
          </table:table-cell>
        </table:table-row>
        <table:table-row table:style-name="Tabelle3.1">
          <table:table-cell table:style-name="Tabelle3.A2" office:value-type="string">
            <text:p text:style-name="P39">A<text:span text:style-name="T41">lias</text:span>RegExp</text:p>
          </table:table-cell>
          <table:table-cell table:style-name="Tabelle3.B2" office:value-type="string">
            <text:p text:style-name="P36">Reg. Ausdruck als Filter für <text:span text:style-name="T41">den Mailalias</text:span></text:p>
          </table:table-cell>
        </table:table-row>
        <table:table-row table:style-name="Tabelle3.1">
          <table:table-cell table:style-name="Tabelle3.A2" office:value-type="string">
            <text:p text:style-name="P40">FromAddressRegExp</text:p>
          </table:table-cell>
          <table:table-cell table:style-name="Tabelle3.B2" office:value-type="string">
            <text:p text:style-name="P37">Reg. Ausdruck als Filter für die <text:span text:style-name="T39">Sender-</text:span>Adresse</text:p>
          </table:table-cell>
        </table:table-row>
        <table:table-row table:style-name="Tabelle3.1">
          <table:table-cell table:style-name="Tabelle3.A2" office:value-type="string">
            <text:p text:style-name="Table_20_Contents">ToAddressRegExp</text:p>
          </table:table-cell>
          <table:table-cell table:style-name="Tabelle3.B2" office:value-type="string">
            <text:p text:style-name="P37">Reg. Ausdruck als Filter für die <text:span text:style-name="T38">Empfänger-</text:span>Adresse</text:p>
          </table:table-cell>
        </table:table-row>
        <table:table-row table:style-name="Tabelle3.1">
          <table:table-cell table:style-name="Tabelle3.A2" office:value-type="string">
            <text:p text:style-name="P41"><text:span text:style-name="T42">State</text:span>RegExp</text:p>
          </table:table-cell>
          <table:table-cell table:style-name="Tabelle3.B2" office:value-type="string">
            <text:p text:style-name="P36">Reg. Ausdruck als Filter für <text:span text:style-name="T41">den States (des CI)</text:span></text:p>
          </table:table-cell>
        </table:table-row>
        <table:table-row table:style-name="Tabelle3.1">
          <table:table-cell table:style-name="Tabelle3.A2" office:value-type="string">
            <text:p text:style-name="P41"><text:span text:style-name="T42">Host</text:span>RegExp</text:p>
          </table:table-cell>
          <table:table-cell table:style-name="Tabelle3.B2" office:value-type="string">
            <text:p text:style-name="P36">Reg. Ausdruck als Filter für <text:span text:style-name="T41">den Host</text:span></text:p>
          </table:table-cell>
        </table:table-row>
        <table:table-row table:style-name="Tabelle3.1">
          <table:table-cell table:style-name="Tabelle3.A2" office:value-type="string">
            <text:p text:style-name="P42">Service<text:span text:style-name="T39">RegExp</text:span></text:p>
          </table:table-cell>
          <table:table-cell table:style-name="Tabelle3.B2" office:value-type="string">
            <text:p text:style-name="P36">Reg. Ausdruck als Filter für <text:span text:style-name="T41">den Service</text:span></text:p>
          </table:table-cell>
        </table:table-row>
        <table:table-row table:style-name="Tabelle3.1">
          <table:table-cell table:style-name="Tabelle3.A2" office:value-type="string">
            <text:p text:style-name="P43">NewTicketRegExp</text:p>
          </table:table-cell>
          <table:table-cell table:style-name="Tabelle3.B2" office:value-type="string">
            <text:p text:style-name="P38">Reg. Ausdruck als Filter für <text:span text:style-name="T41">den Status-Typ (gemäß monitoring system)</text:span></text:p>
          </table:table-cell>
        </table:table-row>
        <table:table-row table:style-name="Tabelle3.1">
          <table:table-cell table:style-name="Tabelle3.A2" office:value-type="string">
            <text:p text:style-name="P44">CloseNotIfLocked</text:p>
          </table:table-cell>
          <table:table-cell table:style-name="Tabelle3.B2" office:value-type="string">
            <text:p text:style-name="P45">Schließt das Ticket bei 1 nicht, wenn eine Ticketsperre besteht</text:p>
          </table:table-cell>
        </table:table-row>
        <table:table-row table:style-name="Tabelle3.1">
          <table:table-cell table:style-name="Tabelle3.A2" office:value-type="string">
            <text:p text:style-name="P44">CloseTicketRegExp</text:p>
          </table:table-cell>
          <table:table-cell table:style-name="Tabelle3.B2" office:value-type="string">
            <text:p text:style-name="P46">Reg. Ausdruck, der festlegt, auf welche Meldung vom monitoring system das Ticket geschlossen wird, z.B. UP oder OK</text:p>
          </table:table-cell>
        </table:table-row>
        <table:table-row table:style-name="Tabelle3.1">
          <table:table-cell table:style-name="Tabelle3.A2" office:value-type="string">
            <text:p text:style-name="P44">CloseActionState</text:p>
          </table:table-cell>
          <table:table-cell table:style-name="Tabelle3.B2" office:value-type="string">
            <text:p text:style-name="P47">Legt den Ticket-Status für Ticket-Schließen fest</text:p>
          </table:table-cell>
        </table:table-row>
        <table:table-row table:style-name="Tabelle3.1">
          <table:table-cell table:style-name="Tabelle3.A2" office:value-type="string">
            <text:p text:style-name="P44">ClosePendingTime</text:p>
          </table:table-cell>
          <table:table-cell table:style-name="Tabelle3.B2" office:value-type="string">
            <text:p text:style-name="P48">Legt die Wartezeit fest, bis das Ticket geschlossen wird</text:p>
          </table:table-cell>
        </table:table-row>
        <table:table-row table:style-name="Tabelle3.1">
          <table:table-cell table:style-name="Tabelle3.A2" office:value-type="string">
            <text:p text:style-name="P44">DefaultService</text:p>
          </table:table-cell>
          <table:table-cell table:style-name="Tabelle3.B2" office:value-type="string">
            <text:p text:style-name="P44">Legt den Wert des Standard-Service <text:span text:style-name="T41">(gemäß monitoring system) </text:span>fest</text:p>
          </table:table-cell>
        </table:table-row>
      </table:table>
      <text:h text:style-name="P53" text:outline-level="3"/>
      <text:h text:style-name="Heading_20_3" text:outline-level="3">Antwortfunktionaltät/Acknowledge</text:h>
      <text:h text:style-name="Heading_20_3" text:outline-level="3" text:is-list-header="true"/>
      <text:list xml:id="list121215513332137" text:continue-list="list2595134410378446042" text:style-name="L6">
        <text:list-item>
          <text:p text:style-name="P75">Einstellungenum aus dem OTRS heraus Rückmeldungen an das <text:span text:style-name="T43">M</text:span>onitoring-Tool zu senden</text:p>
        </text:list-item>
        <text:list-item>
          <text:p text:style-name="P75">Im Gegensatz zum Standard können hier verschieden Systeme adressiert werden</text:p>
        </text:list-item>
        <text:list-item>
          <text:p text:style-name="P75">die Konfiguration sind Hashes, </text:p>
          <text:list>
            <text:list-item>
              <text:p text:style-name="P75">Schlüssel entspricht AcknowledgeName, aus dem PostmasterFilter </text:p>
            </text:list-item>
            <text:list-item>
              <text:p text:style-name="P75">im Wert steht der entsprechende Konfigurationswert</text:p>
            </text:list-item>
          </text:list>
          <text:p text:style-name="P75"/>
        </text:list-item>
      </text:list>
      <text:h text:style-name="Heading_20_4" text:outline-level="4">Konfigurationsoptionen</text:h>
      <text:p text:style-name="P20"/>
      <text:p text:style-name="P17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Table_20_Heading">SysConfig-Schlüsselname</text:p>
          </table:table-cell>
          <table:table-cell table:style-name="Tabelle7.B1" office:value-type="string">
            <text:p text:style-name="Table_20_Heading">Bedeutung</text:p>
          </table:table-cell>
        </table:table-row>
        <table:table-row table:style-name="Tabelle7.1">
          <table:table-cell table:style-name="Tabelle7.A2" office:value-type="string">
            <text:p text:style-name="P28">Ticket::EventModulePost###9-SystemMonitoringAcknowledgeX</text:p>
          </table:table-cell>
          <table:table-cell table:style-name="Tabelle7.B2" office:value-type="string">
            <text:list xml:id="list1370801198178874338" text:style-name="L8">
              <text:list-item>
                <text:p text:style-name="P82">Ticket event module to send an acknowledge to registered system monitoring tools.</text:p>
              </text:list-item>
            </text:list>
          </table:table-cell>
        </table:table-row>
        <text:soft-page-break/>
        <table:table-row table:style-name="Tabelle7.1">
          <table:table-cell table:style-name="Tabelle7.A2" office:value-type="string">
            <text:p text:style-name="P28">Tool::Acknowledge::Registration</text:p>
          </table:table-cell>
          <table:table-cell table:style-name="Tabelle7.B2" office:value-type="string">
            <text:list xml:id="list121215947209313" text:continue-numbering="true" text:style-name="L8">
              <text:list-item>
                <text:p text:style-name="P81">Registrierung der möglichen System Monitoring Rückmeldungen. Der Inhalt wird als Zuordnung in den folgenden Konfigurationsoptionen genutzt. Der Schlüssel muss einem AcknowledgeName-Wert aus den PostMasterFiltern entsprechen.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RegistrationAllocation</text:p>
          </table:table-cell>
          <table:table-cell table:style-name="Tabelle7.B2" office:value-type="string">
            <text:list xml:id="list121216135567410" text:continue-numbering="true" text:style-name="L8">
              <text:list-item>
                <text:p text:style-name="P82">Festlegung des Dynamischen Feldes, welches die Zuordnung für die System Monitoring Rückmeldung beinhaltet.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<text:span text:style-name="T44">DynamicField</text:span>::Host</text:p>
          </table:table-cell>
          <table:table-cell table:style-name="Tabelle7.B2" office:value-type="string">
            <text:list xml:id="list66910015375705021" text:style-name="L9">
              <text:list-item>
                <text:p text:style-name="P83">dyn. Feld, in welchem der Host gespeichert wird</text:p>
              </text:list-item>
              <text:list-item>
                <text:p text:style-name="P83">sollte dem Wert aus dem Postmasterfilter entsprechen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DynamicField::Address</text:p>
          </table:table-cell>
          <table:table-cell table:style-name="Tabelle7.B2" office:value-type="string">
            <text:list xml:id="list8455343065012334825" text:style-name="L10">
              <text:list-item>
                <text:p text:style-name="P84">dyn. Feld, in welchem der Host gespeichert wird</text:p>
              </text:list-item>
              <text:list-item>
                <text:p text:style-name="P84">sollte dem Wert aus dem Postmasterfilter entsprechen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DynamicField::Service</text:p>
          </table:table-cell>
          <table:table-cell table:style-name="Tabelle7.B2" office:value-type="string">
            <text:list xml:id="list4127189274155379120" text:style-name="L11">
              <text:list-item>
                <text:p text:style-name="P85">dyn. Feld, in welchem der Host gespeichert wird</text:p>
              </text:list-item>
              <text:list-item>
                <text:p text:style-name="P85">sollte dem Wert aus dem Postmasterfilter entsprechen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Type</text:p>
          </table:table-cell>
          <table:table-cell table:style-name="Tabelle7.B2" office:value-type="string">
            <text:list xml:id="list3831413093852809189" text:style-name="L12">
              <text:list-item>
                <text:p text:style-name="P86">Transportart der Rückgabe (NamedPipe/HTTP)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NamedPipe::CMD</text:p>
          </table:table-cell>
          <table:table-cell table:style-name="Tabelle7.B2" office:value-type="string">
            <text:list xml:id="list6244862135354454383" text:style-name="L13">
              <text:list-item>
                <text:p text:style-name="P87">Wert entsprechend dem Standard</text:p>
              </text:list-item>
              <text:list-item>
                <text:p text:style-name="P93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NamedPipe::Host</text:p>
          </table:table-cell>
          <table:table-cell table:style-name="Tabelle7.B2" office:value-type="string">
            <text:list xml:id="list7875173632660567475" text:style-name="L14">
              <text:list-item>
                <text:p text:style-name="P88">Wert entsprechend dem Standard</text:p>
              </text:list-item>
              <text:list-item>
                <text:p text:style-name="P94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NamedPipe::Service</text:p>
          </table:table-cell>
          <table:table-cell table:style-name="Tabelle7.B2" office:value-type="string">
            <text:list xml:id="list873803901711029580" text:style-name="L15">
              <text:list-item>
                <text:p text:style-name="P89">Wert entsprechend dem Standard</text:p>
              </text:list-item>
              <text:list-item>
                <text:p text:style-name="P95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HTTP::URL</text:p>
          </table:table-cell>
          <table:table-cell table:style-name="Tabelle7.B2" office:value-type="string">
            <text:list xml:id="list7871035847388936110" text:style-name="L16">
              <text:list-item>
                <text:p text:style-name="P90">Wert entsprechend dem Standard</text:p>
              </text:list-item>
              <text:list-item>
                <text:p text:style-name="P96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HTTP::User</text:p>
          </table:table-cell>
          <table:table-cell table:style-name="Tabelle7.B2" office:value-type="string">
            <text:list xml:id="list2375559854290557568" text:style-name="L17">
              <text:list-item>
                <text:p text:style-name="P91">Wert entsprechend dem Standard</text:p>
              </text:list-item>
              <text:list-item>
                <text:p text:style-name="P97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  <table:table-row table:style-name="Tabelle7.1">
          <table:table-cell table:style-name="Tabelle7.A2" office:value-type="string">
            <text:p text:style-name="P27">Tool::Acknowledge::HTTP::Password</text:p>
          </table:table-cell>
          <table:table-cell table:style-name="Tabelle7.B2" office:value-type="string">
            <text:list xml:id="list3389467353456764991" text:style-name="L18">
              <text:list-item>
                <text:p text:style-name="P92">Wert entsprechend dem Standard</text:p>
              </text:list-item>
              <text:list-item>
                <text:p text:style-name="P98"><text:span text:style-name="T22">der Schlüssel ensprichte dem </text:span><text:span text:style-name="T23">AcknowledgeName</text:span><text:span text:style-name="T24"> des Postmasterfilters</text:span></text:p>
              </text:list-item>
            </text:list>
          </table:table-cell>
        </table:table-row>
      </table:table>
      <text:h text:style-name="P53" text:outline-level="3"/>
      <text:p text:style-name="P19"/>
      <text:h text:style-name="P52" text:outline-level="3">Erweiterte CI-Verlinkung</text:h>
      <text:p text:style-name="P18"/>
      <text:list xml:id="list121216529072757" text:continue-list="list121215513332137" text:style-name="L6">
        <text:list-item>
          <text:p text:style-name="P73">Kernel/Config/Files/TicketAutoLinkConfigItem .xml</text:p>
          <text:list>
            <text:list-item>
              <text:p text:style-name="P73">Hier wird festgelegt, ob und wie die Verlinkung zu einem entsprechenden CI gehandhabt wird.</text:p>
            </text:list-item>
            <text:list-item>
              <text:p text:style-name="P73"/>
            </text:list-item>
          </text:list>
        </text:list-item>
      </text:list>
      <text:p text:style-name="Standard"/>
      <text:h text:style-name="Heading_20_4" text:outline-level="4">Konfigurationsoptionen</text:h>
      <text:p text:style-name="P20"/>
      <text:p text:style-name="P17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Table_20_Heading">SysConfig-Schlüsselname</text:p>
          </table:table-cell>
          <table:table-cell table:style-name="Tabelle8.B1" office:value-type="string">
            <text:p text:style-name="Table_20_Heading">Bedeutung</text:p>
          </table:table-cell>
        </table:table-row>
        <text:soft-page-break/>
        <table:table-row table:style-name="Tabelle8.1">
          <table:table-cell table:style-name="Tabelle8.A2" office:value-type="string">
            <text:p text:style-name="P27">Ticket::EventModulePost###500-TicketAutoLinkConfigItem</text:p>
          </table:table-cell>
          <table:table-cell table:style-name="Tabelle8.B2" office:value-type="string">
            <text:p text:style-name="P29">Workflow-Modul welches das Ticket mit CIs verknuepft - der event handler unterstuetzt derzeit nur folgende events: ArticleCreate. Setzt ZWINGEND OTRS::ITSM::ConfigurationManagement voraus! NICHT AKTIVIEREN WENN DIESE ERWEITERUNG AUF IHREM SYSTEM NICHT INSTALLIERT IST!</text:p>
          </table:table-cell>
        </table:table-row>
        <table:table-row table:style-name="Tabelle8.1">
          <table:table-cell table:style-name="Tabelle8.A2" office:value-type="string">
            <text:p text:style-name="P27">TicketAutoLinkConfigItem::FirstArticleOnly</text:p>
          </table:table-cell>
          <table:table-cell table:style-name="Tabelle8.B2" office:value-type="string">
            <text:p text:style-name="P31">Definiert, ob EventHandler nur fuer den ersten Artikel eines Tickets laeuft.</text:p>
          </table:table-cell>
        </table:table-row>
        <table:table-row table:style-name="Tabelle8.1">
          <table:table-cell table:style-name="Tabelle8.A2" office:value-type="string">
            <text:p text:style-name="P27">TicketAutoLinkConfigItem::CISearchPattern</text:p>
          </table:table-cell>
          <table:table-cell table:style-name="Tabelle8.B2" office:value-type="string">
            <text:p text:style-name="P31">Definiert CI-Suchmuster, welches aus den Ticketdaten extrahiert wird. Jeder reg. Ausdruck muss den zu suchenden Wert in $1 zurueckgeben! Bei ArticleCreate-Events sind nur Schluesselnamen die mit Article_ beginnen relevant (z.B. Article_Body), waehrend TicketDynamicField-werte nur in Ticketfreitext-Update-Events betrachtet werden. Es ist moeglich mehrere Ticketfreitextfelder mit einer reg. Ausdruck Suche zu versehen. In diesem Fall werden die einzelnen Suchergebnisse als getrennte CI-Suchen interpretiert und somit eine ODER-verknuepfte Suche abgebildet. Wenn Sie mehr als einen reg. Ausdruck auf ein Attribut anwenden wollen, legen Sie einfach einen zusaetzl. gleichnamigen Eintrag mit einem Suffix _OR123 an (siehe Standardkonfig).</text:p>
          </table:table-cell>
        </table:table-row>
        <table:table-row table:style-name="Tabelle8.1">
          <table:table-cell table:style-name="Tabelle8.A2" office:value-type="string">
            <text:p text:style-name="P27">TicketAutoLinkConfigItem::LinkType</text:p>
          </table:table-cell>
          <table:table-cell table:style-name="Tabelle8.B2" office:value-type="string">
            <text:p text:style-name="P31">Definiert den Linktyp, der fuer die Verknuepfung genutzt wird.</text:p>
          </table:table-cell>
        </table:table-row>
        <table:table-row table:style-name="Tabelle8.1">
          <table:table-cell table:style-name="Tabelle8.A2" office:value-type="string">
            <text:p text:style-name="P27">TicketAutoLinkConfigItem::ArticleTypesCISearchPattern</text:p>
          </table:table-cell>
          <table:table-cell table:style-name="Tabelle8.B2" office:value-type="string">
            <text:p text:style-name="P30">Definiert Artikeltypen, die betrachtet werden.</text:p>
          </table:table-cell>
        </table:table-row>
        <table:table-row table:style-name="Tabelle8.1">
          <table:table-cell table:style-name="Tabelle8.A2" office:value-type="string">
            <text:p text:style-name="P27">TicketAutoLinkConfigItem::CISearchInClassesPerRecipient</text:p>
          </table:table-cell>
          <table:table-cell table:style-name="Tabelle8.B2" office:value-type="string">
            <text:p text:style-name="P30">Schraenkt zu durchsuchende CI-Klassen nach Artikelempfaenger ein (To-Adresse, komma-getrennt).</text:p>
          </table:table-cell>
        </table:table-row>
        <table:table-row table:style-name="Tabelle8.1">
          <table:table-cell table:style-name="Tabelle8.A2" office:value-type="string">
            <text:p text:style-name="P27">TicketAutoLinkConfigItem::CISearchInClasses</text:p>
          </table:table-cell>
          <table:table-cell table:style-name="Tabelle8.B2" office:value-type="string">
            <text:p text:style-name="P31">Definiert in welcher CI-Klasse welche Attribute dem Suchmuster entsprechen sollen (Komma-getrennt).</text:p>
          </table:table-cell>
        </table:table-row>
      </table:table>
      <text:h text:style-name="P5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Monospace1" svg:font-family="Monospace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text-align="justify" style:justify-single-word="false" fo:keep-together="auto" fo:orphans="0" fo:widows="0" fo:hyphenation-ladder-count="no-limit" style:page-number="auto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0pt" fo:language="de" fo:country="DE" style:font-name-asian="Bitstream Vera Sans3" style:font-family-asian="'Bitstream Vera Sans'" style:font-pitch-asian="variable" style:font-size-asian="10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FreeSans" fo:font-family="FreeSans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left="0cm" fo:margin-right="0cm" fo:margin-top="0.499cm" fo:margin-bottom="0.3cm" loext:contextual-spacing="false" fo:text-align="start" style:justify-single-word="false" fo:text-indent="0c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cm" fo:margin-right="0cm" fo:margin-top="1cm" fo:margin-bottom="0.21cm" loext:contextual-spacing="false" fo:text-align="start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0.5pt" fo:font-style="italic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fo:font-weight="bold" style:font-size-asian="10pt" style:font-style-asian="normal" style:font-weight-asian="bold" style:font-size-complex="12pt" style:font-style-complex="italic" style:font-weight-complex="bold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line-height="150%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Bitstream Vera Sans1" fo:font-family="'Bitstream Vera Sans'" style:font-family-generic="swiss" style:font-pitch="variable" fo:font-size="10pt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8pt" style:font-size-asian="10pt"/>
    </style:style>
    <style:style style:name="Table_20_Contents" style:display-name="Table Contents" style:family="paragraph" style:parent-style-name="Text_20_body" style:class="extra" style:master-page-name="">
      <style:paragraph-properties fo:margin-left="0.101cm" fo:margin-right="0cm" fo:margin-top="0.101cm" fo:margin-bottom="0.109cm" loext:contextual-spacing="false" style:line-height-at-least="0.109cm" fo:text-align="start" style:justify-single-word="false" fo:text-indent="0cm" style:auto-text-indent="false" style:page-number="auto" text:number-lines="false" text:line-number="0"/>
      <style:text-properties style:font-name="Bitstream Vera Sans1" fo:font-family="'Bitstream Vera Sans'" style:font-family-generic="swiss" style:font-pitch="variable" fo:font-size="8pt" style:font-size-asian="8pt"/>
    </style:style>
    <style:style style:name="Table_20_Heading" style:display-name="Table Heading" style:family="paragraph" style:parent-style-name="Table_20_Contents" style:class="extra">
      <style:paragraph-properties fo:margin-top="0cm" fo:margin-bottom="0cm" loext:contextual-spacing="false" fo:text-align="start" style:justify-single-word="false" text:number-lines="false" text:line-number="0"/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6cm" fo:margin-bottom="0.199cm" loext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style:font-name="Bitstream Vera Sans1" fo:font-family="'Bitstream Vera Sans'" style:font-family-generic="swiss" style:font-pitch="variable" fo:font-size="9pt" fo:font-weight="bold" style:font-size-asian="9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.101cm" loext:contextual-spacing="false" fo:line-height="0.494cm" fo:orphans="0" fo:widows="0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color="#000000" style:font-name="Bitstream Vera Sans1" fo:font-family="'Bitstream Vera Sans'" style:font-family-generic="swiss" style:font-pitch="variable" fo:font-size="9pt" fo:language="de" fo:country="DE" style:font-size-asian="9pt" style:language-asian="de" style:country-asian="DE" style:font-size-complex="11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font-size="9pt" style:font-size-asian="9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margin-top="2cm" fo:margin-bottom="2cm" loext:contextual-spacing="false" fo:line-height="200%" fo:text-align="center" style:justify-single-word="false"/>
      <style:text-properties style:font-name="Bitstream Vera Sans1"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Subtitle" style:family="paragraph" style:parent-style-name="Title" style:next-style-name="Standard" style:class="chapter">
      <style:paragraph-properties fo:margin-top="2cm" fo:margin-bottom="0.21cm" loext:contextual-spacing="false" fo:text-align="center" style:justify-single-word="false"/>
      <style:text-properties style:font-name="Bitstream Vera Sans1" fo:font-family="'Bitstream Vera Sans'" style:font-family-generic="swiss" style:font-pitch="variable" fo:font-size="14pt" fo:font-style="normal" style:font-size-asian="14pt" style:font-style-asian="normal" style:font-size-complex="14pt" style:font-style-complex="italic"/>
    </style:style>
    <style:style style:name="Aufzählung_20_mit_20_Punkt" style:display-name="Aufzählung mit Punkt" style:family="paragraph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Bitstream Vera Sans3" style:font-family-asian="'Bitstream Vera Sans'" style:font-pitch-asian="variable" style:font-size-asian="12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Überschrift_20_Vorspann" style:display-name="Überschrift Vorspann" style:family="paragraph" style:next-style-name="Standard">
      <style:paragraph-properties fo:margin-top="1cm" fo:margin-bottom="2cm" loext:contextual-spacing="false" fo:text-align="start" style:justify-single-word="false" fo:keep-together="always" fo:orphans="0" fo:widows="0" fo:hyphenation-ladder-count="no-limit" fo:break-before="page" fo:keep-with-next="always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6pt" fo:language="de" fo:country="DE" fo:font-weight="bold" style:font-name-asian="Bitstream Vera Sans3" style:font-family-asian="'Bitstream Vera Sans'" style:font-pitch-asian="variable" style:font-size-asian="16pt" style:language-asian="de" style:country-asian="DE" style:font-weight-asian="bold" style:font-name-complex="Tahoma" style:font-family-complex="Tahoma, Lucidasans" style:font-pitch-complex="variable" style:font-size-complex="16pt" style:language-complex="de" style:country-complex="DE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>
        <style:tab-stops>
          <style:tab-stop style:position="18.496cm" style:type="right" style:leader-style="dotted" style:leader-text="."/>
        </style:tab-stops>
      </style:paragraph-properties>
      <style:text-properties fo:font-size="8pt" style:font-size-asian="8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48.94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56.93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-50.6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-42.69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-34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-26.7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4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cm" fo:margin-bottom="0cm" loext:contextual-spacing="false" fo:text-indent="-0.499cm" style:auto-text-indent="false" style:page-number="auto"/>
      <style:text-properties fo:font-size="50%" fo:font-weight="normal" style:font-size-asian="85%" style:font-weight-asian="bold" style:font-size-complex="85%" style:font-weight-complex="bold"/>
    </style:style>
    <style:style style:name="Aufzählung_20_mit_20_Punkt_20_2" style:display-name="Aufzählung mit Punkt 2" style:family="paragraph" style:parent-style-name="Standard" style:class="text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499cm" fo:margin-right="0cm" fo:margin-top="0cm" fo:margin-bottom="0cm" loext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499cm" fo:margin-right="0cm" fo:margin-top="0cm" fo:margin-bottom="0cm" loext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499cm" fo:margin-right="0cm" fo:margin-top="0cm" fo:margin-bottom="0cm" loext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9cm" fo:margin-right="0cm" fo:margin-top="0cm" fo:margin-bottom="0cm" loext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ellcode" style:family="paragraph" style:parent-style-name="Standard" style:class="text" style:master-page-name="">
      <style:paragraph-properties fo:margin-left="1.499cm" fo:margin-right="0cm" fo:margin-top="0cm" fo:margin-bottom="0cm" loext:contextual-spacing="false" fo:text-align="start" style:justify-single-word="false" fo:text-indent="0cm" style:auto-text-indent="false" style:page-number="auto"/>
      <style:text-properties style:font-name="Courier New" fo:font-family="'Courier New'" style:font-style-name="Normal" style:font-family-generic="modern" style:font-pitch="fixed" fo:font-size="8pt"/>
    </style:style>
    <style:style style:name="Quellcode-Auflistung" style:family="paragraph" style:parent-style-name="Quellcode" style:list-style-name="List_20_1" style:class="text" style:master-page-name="">
      <style:paragraph-properties fo:margin-left="1cm" fo:margin-right="0cm" fo:margin-top="0cm" fo:margin-bottom="0cm" loext:contextual-spacing="false" fo:hyphenation-ladder-count="no-limit" fo:text-indent="0cm" style:auto-text-indent="false" style:page-number="auto" style:vertical-align="baseline">
        <style:tab-stops>
          <style:tab-stop style:position="0.801cm"/>
        </style:tab-stops>
      </style:paragraph-properties>
      <style:text-properties fo:font-size="9pt" fo:hyphenate="true" fo:hyphenation-remain-char-count="2" fo:hyphenation-push-char-count="2"/>
    </style:style>
    <style:style style:name="Unbenannt1" style:family="paragraph" style:parent-style-name="Heading_20_4" style:default-outline-level="" style:list-style-name="" style:class="text" style:master-page-name="">
      <style:paragraph-properties style:page-number="auto" style:shadow="none"/>
      <style:text-properties fo:font-size="10.5pt" fo:font-style="italic"/>
    </style:style>
    <style:style style:name="Tabelle_20_Inhalt_20_Aufzählung" style:display-name="Tabelle Inhalt Aufzählung" style:family="paragraph" style:parent-style-name="Table_20_Contents" style:list-style-name="List_20_1" style:class="extra" style:master-page-name="">
      <style:paragraph-properties fo:margin-left="0.199cm" fo:margin-right="0cm" fo:margin-top="0.101cm" fo:margin-bottom="0.109cm" loext:contextual-spacing="false" fo:text-indent="-0.199cm" style:auto-text-indent="false" style:page-number="auto" style:shadow="non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Wingdings 2" fo:font-family="'Wingdings 2'" style:font-charset="x-symbol" style:font-name-complex="Courier New1" style:font-family-complex="'Courier New'" style:font-family-generic-complex="modern"/>
    </style:style>
    <style:style style:name="WW8Num1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Arial" fo:font-family="Arial" style:font-family-generic="swiss" style:font-pitch="variable" fo:font-size="14pt" fo:font-style="normal" fo:font-weight="normal" style:font-size-asian="14pt" style:font-style-asian="normal" style:font-weight-asian="normal"/>
    </style:style>
    <style:style style:name="WW8Num22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22z2" style:family="text">
      <style:text-properties style:font-name="Arial" fo:font-family="Arial" style:font-family-generic="swiss" style:font-pitch="variable" fo:font-size="12pt" style:font-size-asian="12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1z0" style:family="text">
      <style:text-properties style:font-name="Symbol" fo:font-family="Symbol" style:font-family-generic="roman" style:font-pitch="variable" style:font-charset="x-symbol" fo:font-size="12pt" fo:font-style="italic" fo:font-weight="bold" style:font-size-asian="12pt" style:font-style-asian="italic" style:font-weight-asian="bold"/>
    </style:style>
    <style:style style:name="WW8Num2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" style:family="text"/>
    <style:style style:name="WW8Num1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" style:family="text"/>
    <style:style style:name="WW8Num2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0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1" style:family="text"/>
    <style:style style:name="WW8Num3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" style:family="text"/>
    <style:style style:name="WW-Absatz-Standardschriftart11111111" style:family="text"/>
    <style:style style:name="WW8Num3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" style:family="text"/>
    <style:style style:name="WW-Absatz-Standardschriftart1111111111" style:family="text"/>
    <style:style style:name="WW8Num3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" style:family="text"/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-Absatz-Standardschriftart11111111111111111111111" style:family="text"/>
    <style:style style:name="Internet_20_link" style:display-name="Internet link" style:family="text" style:parent-style-name="WW-Absatz-Standardschriftart111111111111111111111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fo:font-family="'Cumberland AMT', 'Courier New'" style:font-family-generic="modern" style:font-name-asian="Cumberland AMT" style:font-family-asian="'Cumberland AMT', 'Courier New'" style:font-family-generic-asian="modern" style:font-name-complex="Cumberland AMT" style:font-family-complex="'Cumberland AMT', 'Courier New'" style:font-family-generic-complex="modern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5" style:family="text">
      <style:text-properties style:font-name="Wingdings1" fo:font-family="Wingdings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cm"/>
      </text:outline-level-style>
      <text:outline-level-style text:level="2" style:num-format="1" text:display-levels="2">
        <style:list-level-properties text:min-label-width="1.401cm" text:min-label-distance="0.199cm"/>
      </text:outline-level-style>
      <text:outline-level-style text:level="3" style:num-format="1" text:display-levels="3">
        <style:list-level-properties text:min-label-width="1.6cm" text:min-label-distance="0.199cm"/>
      </text:outline-level-style>
      <text:outline-level-style text:level="4" style:num-format="1" text:display-levels="4">
        <style:list-level-properties text:min-label-width="1.799cm" text:min-label-distance="0.199cm"/>
      </text:outline-level-style>
      <text:outline-level-style text:level="5" style:num-format="1" text:display-levels="5">
        <style:list-level-properties text:min-label-width="0.499cm"/>
      </text:outline-level-style>
      <text:outline-level-style text:level="6" style:num-format="1" text:display-levels="6">
        <style:list-level-properties text:min-label-width="0.499cm"/>
      </text:outline-level-style>
      <text:outline-level-style text:level="7" style:num-format="1" text:display-levels="7">
        <style:list-level-properties text:min-label-width="0.499cm"/>
      </text:outline-level-style>
      <text:outline-level-style text:level="8" style:num-format="1" text:display-levels="8">
        <style:list-level-properties text:min-label-width="0.499cm"/>
      </text:outline-level-style>
      <text:outline-level-style text:level="9" style:num-format="1" text:display-levels="9">
        <style:list-level-properties text:min-label-width="0.49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5cm" fo:margin-left="0.45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5cm" fo:margin-left="0.85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style:num-format="1">
        <style:list-level-properties text:min-label-width="0.499cm"/>
      </text:list-level-style-number>
      <text:list-level-style-number text:level="2" style:num-format="1" text:display-levels="2">
        <style:list-level-properties text:min-label-width="1.199cm"/>
      </text:list-level-style-number>
      <text:list-level-style-number text:level="3" style:num-format="1" text:display-levels="3">
        <style:list-level-properties text:min-label-width="1.799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format="1" text:display-levels="5">
        <style:list-level-properties text:min-label-width="0.499cm"/>
      </text:list-level-style-number>
      <text:list-level-style-number text:level="6" style:num-format="1" text:display-levels="6">
        <style:list-level-properties text:min-label-width="0.499cm"/>
      </text:list-level-style-number>
      <text:list-level-style-number text:level="7" style:num-format="1" text:display-levels="7">
        <style:list-level-properties text:min-label-width="0.499cm"/>
      </text:list-level-style-number>
      <text:list-level-style-number text:level="8" style:num-format="1" text:display-levels="8">
        <style:list-level-properties text:min-label-width="0.499cm"/>
      </text:list-level-style-number>
      <text:list-level-style-number text:level="9" style:num-format="1" text:display-levels="9">
        <style:list-level-properties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min-label-width="0.635cm"/>
        <style:text-properties style:font-name="Symbol1"/>
      </text:list-level-style-bullet>
      <text:list-level-style-bullet text:level="2" text:style-name="WW8Num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min-label-width="0.635cm"/>
        <style:text-properties style:font-name="Symbol1"/>
      </text:list-level-style-bullet>
      <text:list-level-style-bullet text:level="2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min-label-width="0.635cm"/>
        <style:text-properties style:font-name="Symbol1"/>
      </text:list-level-style-bullet>
      <text:list-level-style-bullet text:level="2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">
        <style:list-level-properties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">
        <style:list-level-properties text:min-label-width="0.635cm"/>
        <style:text-properties style:font-name="Symbol1"/>
      </text:list-level-style-bullet>
      <text:list-level-style-bullet text:level="2" text:style-name="WW8Num9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9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9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9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9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9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9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9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0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0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0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0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0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0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0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min-label-width="0.635cm"/>
        <style:text-properties style:font-name="Symbol1"/>
      </text:list-level-style-bullet>
      <text:list-level-style-bullet text:level="2" text:style-name="WW8Num11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1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1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1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1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1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1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1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">
        <style:list-level-properties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text:bullet-char="">
        <style:list-level-properties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min-label-width="0.635cm"/>
        <style:text-properties style:font-name="Symbol1"/>
      </text:list-level-style-bullet>
      <text:list-level-style-bullet text:level="2" text:style-name="WW8Num1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min-label-width="0.635cm"/>
        <style:text-properties style:font-name="Symbol1"/>
      </text:list-level-style-bullet>
      <text:list-level-style-bullet text:level="2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bullet text:level="1" text:style-name="WW8Num18z0" text:bullet-char="">
        <style:list-level-properties text:min-label-width="0.635cm"/>
        <style:text-properties style:font-name="Symbol1"/>
      </text:list-level-style-bullet>
      <text:list-level-style-bullet text:level="2" text:style-name="WW8Num1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9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9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9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9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9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9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9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9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0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0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0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0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0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0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0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2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2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2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3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3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3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3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3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4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4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4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4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4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4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4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4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5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5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5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5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5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5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5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6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6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6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6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6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6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6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</style:style>
    <style:style style:name="MP2" style:family="paragraph" style:parent-style-name="Footer">
      <style:paragraph-properties fo:margin-top="0cm" fo:margin-bottom="0cm" loext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officeooo:paragraph-rsid="0019d947" style:font-size-asian="8pt" style:font-size-complex="8pt"/>
    </style:style>
    <style:style style:name="MP3" style:family="paragraph" style:parent-style-name="Footer">
      <style:paragraph-properties fo:margin-top="0cm" fo:margin-bottom="0cm" loext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MT2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MT3" style:family="text">
      <style:text-properties style:use-window-font-color="true" fo:language="de" fo:country="DE" officeooo:rsid="00077fc5" style:font-name-asian="Bitstream Vera Sans3" style:language-asian="de" style:country-asian="DE" style:font-name-complex="Tahoma" style:language-complex="de" style:country-complex="DE"/>
    </style:style>
    <style:style style:name="MT4" style:family="text">
      <style:text-properties style:use-window-font-color="true" fo:language="de" fo:country="DE" officeooo:rsid="0034f940" style:font-name-asian="Bitstream Vera Sans3" style:language-asian="de" style:country-asian="DE" style:font-name-complex="Tahoma" style:language-complex="de" style:country-complex="D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3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fik12" text:anchor-type="char" svg:x="11.917cm" svg:y="0cm" svg:width="3.628cm" svg:height="0.041cm" draw:z-index="1"><draw:image xlink:href="Pictures/100002010000019F0000008566B72796D9FD45C8.png" xlink:type="simple" xlink:show="embed" xlink:actuate="onLoad"/></draw:frame><draw:frame draw:style-name="Mfr1" draw:name="Grafik13" text:anchor-type="char" svg:x="12.076cm" svg:y="0cm" svg:width="3.309cm" svg:height="1.108cm" draw:z-index="3"><draw:image xlink:href="Pictures/100002010000019F00000085C435CBA1A98DB488.png" xlink:type="simple" xlink:show="embed" xlink:actuate="onLoad"/></draw:frame><text:span text:style-name="MT1"><text:tab/></text:span><text:span text:style-name="MT1"><text:subject>Dokumentation</text:subject></text:span><text:span text:style-name="MT1"><text:tab/><text:line-break/><text:tab/>SystemMonitoringX</text:span></text:p>
      </style:header>
      <style:footer>
        <text:p text:style-name="MP2"><text:span text:style-name="MT2"><text:file-name text:display="name-and-extension">Doku_SystemMonitoringX.odt</text:file-name></text:span><text:span text:style-name="MT2"><text:tab/></text:span><text:span text:style-name="MT1">ersion </text:span><text:span text:style-name="MT1"><text:user-defined style:data-style-name="N0" text:name="Version"/></text:span><text:span text:style-name="MT1"> / </text:span><text:span text:style-name="MT1"><text:editing-cycles>89</text:editing-cycles></text:span><text:span text:style-name="MT2"><text:tab/>Seite </text:span><text:span text:style-name="MT2"><text:page-number text:select-page="current">2</text:page-number></text:span><text:span text:style-name="MT2"> / </text:span><text:span text:style-name="MT2"><text:page-count style:num-format="1">9</text:page-count></text:span></text:p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3" style:display-name="Konvert 3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4" style:display-name="Konvert 4" style:page-layout-name="Mpm1">
      <style:header>
        <text:p text:style-name="MP1"><text:span text:style-name="MT1">Dokumentation</text:span><draw:frame draw:style-name="Mfr1" draw:name="Grafik14" text:anchor-type="char" svg:x="11.917cm" svg:y="0cm" svg:width="3.628cm" svg:height="0.041cm" draw:z-index="10"><draw:image xlink:href="Pictures/100002010000019F000000854D723EB344866083.png" xlink:type="simple" xlink:show="embed" xlink:actuate="onLoad"/></draw:frame><draw:frame draw:style-name="Mfr1" draw:name="Grafik15" text:anchor-type="char" svg:x="12.076cm" svg:y="0cm" svg:width="3.309cm" svg:height="1.108cm" draw:z-index="17"><draw:image xlink:href="Pictures/100002010000019F000000856DF6CB09F71A9913.png" xlink:type="simple" xlink:show="embed" xlink:actuate="onLoad"/></draw:frame><text:span text:style-name="MT1"><text:tab/></text:span><text:span text:style-name="MT1"><text:subject>Dokumentation</text:subject></text:span><text:span text:style-name="MT1"><text:tab/><text:line-break/><text:tab/>SystemMontioringX</text:span></text:p>
      </style:header>
      <style:footer>
        <text:p text:style-name="MP3"><text:span text:style-name="MT2"><text:file-name text:display="name-and-extension">Doku_SystemMonitoringX.odt</text:file-name></text:span><text:span text:style-name="MT2"><text:tab/>Version </text:span><text:span text:style-name="MT3">1</text:span><text:span text:style-name="MT2">.</text:span><text:span text:style-name="MT3">1</text:span><text:span text:style-name="MT2">.</text:span><text:span text:style-name="MT4">2</text:span></text:p>
        <text:p text:style-name="MP3"><text:span text:style-name="MT2">Stand: </text:span><text:span text:style-name="MT2"><text:date style:data-style-name="N107" text:date-value="2016-03-01T12:12:14.354015090">01/03/16</text:date></text:span><text:span text:style-name="MT2"><text:tab/><text:tab/>Seite </text:span><text:span text:style-name="MT2"><text:page-number text:select-page="current">9</text:page-number></text:span><text:span text:style-name="MT2"> / </text:span><text:span text:style-name="MT2"><text:page-count style:num-format="1">9</text:page-count></text:span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SystemMonitoringX</dc:title>
    <dc:subject>Dokumentation</dc:subject>
    <meta:editing-cycles>89</meta:editing-cycles>
    <meta:editing-duration>PT6H40M45S</meta:editing-duration>
    <meta:creation-date>2013-01-23T10:41:03</meta:creation-date>
    <meta:initial-creator>Stefan Mehlig</meta:initial-creator>
    <dc:date>2016-03-01T12:12:14.190844991</dc:date>
    <meta:keyword>OTRS 5.0.x</meta:keyword>
    <meta:keyword>SystemMonitoringX</meta:keyword>
    <dc:creator>Thomas Lange</dc:creator>
    <meta:document-statistic meta:table-count="8" meta:image-count="4" meta:object-count="0" meta:page-count="9" meta:paragraph-count="275" meta:word-count="1460" meta:character-count="12146" meta:non-whitespace-character-count="11002"/>
    <meta:user-defined meta:name="Autor">Dok.-Eigensch/Autor</meta:user-defined>
    <meta:user-defined meta:name="Info 2">1.1.2</meta:user-defined>
    <meta:user-defined meta:name="Info 3"/>
    <meta:user-defined meta:name="Info 4"/>
  </office:meta>
</office:document-meta>
</file>